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8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2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3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ext-properties fo:color="#000000"/>
    </style:style>
    <style:style style:name="ce47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434970" table:style-name="ce5">
            <text:p>9.434.970</text:p>
          </table:table-cell>
          <table:table-cell office:value-type="float" office:value="2019500" table:style-name="ce5">
            <text:p>2.019.500</text:p>
          </table:table-cell>
          <table:table-cell office:value-type="float" office:value="1528900" table:style-name="ce5">
            <text:p>1.528.900</text:p>
          </table:table-cell>
          <table:table-cell office:value-type="float" office:value="333500" table:style-name="ce5">
            <text:p>333.500</text:p>
          </table:table-cell>
          <table:table-cell office:value-type="float" office:value="13316870" table:style-name="ce6">
            <text:p>13.316.870</text:p>
          </table:table-cell>
          <table:table-cell office:value-type="float" office:value="12689933" table:style-name="ce6">
            <text:p>12.689.933</text:p>
          </table:table-cell>
          <table:table-cell office:value-type="percentage" office:value="0.95292159493935136" table:style-name="ce7">
            <text:p>95,3%</text:p>
          </table:table-cell>
          <table:table-cell office:value-type="float" office:value="6790195" table:style-name="ce5">
            <text:p>6.790.195</text:p>
          </table:table-cell>
          <table:table-cell office:value-type="float" office:value="6599046" table:style-name="ce5">
            <text:p>6.599.046</text:p>
          </table:table-cell>
          <table:table-cell office:value-type="date" office:date-value="2021-10-03T00:00:00" table:style-name="ce8">
            <text:p>03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31845" table:style-name="ce5">
            <text:p>1.531.8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36845" table:style-name="ce6">
            <text:p>2.136.845</text:p>
          </table:table-cell>
          <table:table-cell office:value-type="float" office:value="1970826" table:style-name="ce6">
            <text:p>1.970.826</text:p>
          </table:table-cell>
          <table:table-cell office:value-type="percentage" office:value="0.92230648456018105" table:style-name="ce7">
            <text:p>92,2%</text:p>
          </table:table-cell>
          <table:table-cell office:value-type="float" office:value="1060356" table:style-name="ce5">
            <text:p>1.060.356</text:p>
          </table:table-cell>
          <table:table-cell office:value-type="float" office:value="1036009" table:style-name="ce5">
            <text:p>1.036.009</text:p>
          </table:table-cell>
          <table:table-cell office:value-type="date" office:date-value="2021-10-01T00:00:00" table:style-name="ce8">
            <text:p>01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24725" table:style-name="ce5">
            <text:p>1.224.725</text:p>
          </table:table-cell>
          <table:table-cell office:value-type="float" office:value="162000" table:style-name="ce5">
            <text:p>162.000</text:p>
          </table:table-cell>
          <table:table-cell office:value-type="float" office:value="220900" table:style-name="ce5">
            <text:p>220.900</text:p>
          </table:table-cell>
          <table:table-cell office:value-type="float" office:value="43000" table:style-name="ce5">
            <text:p>43.000</text:p>
          </table:table-cell>
          <table:table-cell office:value-type="float" office:value="1650625" table:style-name="ce6">
            <text:p>1.650.625</text:p>
          </table:table-cell>
          <table:table-cell office:value-type="float" office:value="1658479" table:style-name="ce6">
            <text:p>1.658.479</text:p>
          </table:table-cell>
          <table:table-cell office:value-type="percentage" office:value="1.0047581976524045" table:style-name="ce7">
            <text:p>100,5%</text:p>
          </table:table-cell>
          <table:table-cell office:value-type="float" office:value="871774" table:style-name="ce5">
            <text:p>871.774</text:p>
          </table:table-cell>
          <table:table-cell office:value-type="float" office:value="860479" table:style-name="ce5">
            <text:p>860.479</text:p>
          </table:table-cell>
          <table:table-cell office:value-type="date" office:date-value="2021-10-02T00:00:00" table:style-name="ce8">
            <text:p>02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72150" table:style-name="ce5">
            <text:p>1.272.15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57600" table:style-name="ce5">
            <text:p>57.600</text:p>
          </table:table-cell>
          <table:table-cell office:value-type="float" office:value="1891250" table:style-name="ce6">
            <text:p>1.891.250</text:p>
          </table:table-cell>
          <table:table-cell office:value-type="float" office:value="1581683" table:style-name="ce6">
            <text:p>1.581.683</text:p>
          </table:table-cell>
          <table:table-cell office:value-type="percentage" office:value="0.83631619299405158" table:style-name="ce7">
            <text:p>83,6%</text:p>
          </table:table-cell>
          <table:table-cell office:value-type="float" office:value="847577" table:style-name="ce5">
            <text:p>847.577</text:p>
          </table:table-cell>
          <table:table-cell office:value-type="float" office:value="826997" table:style-name="ce5">
            <text:p>826.997</text:p>
          </table:table-cell>
          <table:table-cell office:value-type="date" office:date-value="2021-10-03T00:00:00" table:style-name="ce8">
            <text:p>03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58690" table:style-name="ce5">
            <text:p>2.358.690</text:p>
          </table:table-cell>
          <table:table-cell office:value-type="float" office:value="574700" table:style-name="ce5">
            <text:p>574.700</text:p>
          </table:table-cell>
          <table:table-cell office:value-type="float" office:value="455800" table:style-name="ce5">
            <text:p>455.800</text:p>
          </table:table-cell>
          <table:table-cell office:value-type="float" office:value="133650" table:style-name="ce5">
            <text:p>133.650</text:p>
          </table:table-cell>
          <table:table-cell office:value-type="float" office:value="3522840" table:style-name="ce6">
            <text:p>3.522.840</text:p>
          </table:table-cell>
          <table:table-cell office:value-type="float" office:value="3110340" table:style-name="ce6">
            <text:p>3.110.340</text:p>
          </table:table-cell>
          <table:table-cell office:value-type="percentage" office:value="0.88290697278332253" table:style-name="ce7">
            <text:p>88,3%</text:p>
          </table:table-cell>
          <table:table-cell office:value-type="float" office:value="1663209" table:style-name="ce5">
            <text:p>1.663.209</text:p>
          </table:table-cell>
          <table:table-cell office:value-type="float" office:value="1615634" table:style-name="ce5">
            <text:p>1.615.634</text:p>
          </table:table-cell>
          <table:table-cell office:value-type="date" office:date-value="2021-10-03T00:00:00" table:style-name="ce8">
            <text:p>03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727305" table:style-name="ce5">
            <text:p>727.30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92355" table:style-name="ce6">
            <text:p>992.355</text:p>
          </table:table-cell>
          <table:table-cell office:value-type="float" office:value="906335" table:style-name="ce6">
            <text:p>906.335</text:p>
          </table:table-cell>
          <table:table-cell office:value-type="percentage" office:value="0.91331731084138235" table:style-name="ce7">
            <text:p>91,3%</text:p>
          </table:table-cell>
          <table:table-cell office:value-type="float" office:value="479509" table:style-name="ce5">
            <text:p>479.509</text:p>
          </table:table-cell>
          <table:table-cell office:value-type="float" office:value="470273" table:style-name="ce5">
            <text:p>470.273</text:p>
          </table:table-cell>
          <table:table-cell office:value-type="date" office:date-value="2021-10-03T00:00:00" table:style-name="ce8">
            <text:p>03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916525" table:style-name="ce5">
            <text:p>2.916.52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02200" table:style-name="ce5">
            <text:p>102.200</text:p>
          </table:table-cell>
          <table:table-cell office:value-type="float" office:value="3912325" table:style-name="ce6">
            <text:p>3.912.325</text:p>
          </table:table-cell>
          <table:table-cell office:value-type="float" office:value="3714602" table:style-name="ce6">
            <text:p>3.714.602</text:p>
          </table:table-cell>
          <table:table-cell office:value-type="percentage" office:value="0.94946150946048702" table:style-name="ce7">
            <text:p>94,9%</text:p>
          </table:table-cell>
          <table:table-cell office:value-type="float" office:value="1991857" table:style-name="ce5">
            <text:p>1.991.857</text:p>
          </table:table-cell>
          <table:table-cell office:value-type="float" office:value="1947976" table:style-name="ce5">
            <text:p>1.947.976</text:p>
          </table:table-cell>
          <table:table-cell office:value-type="date" office:date-value="2021-10-03T00:00:00" table:style-name="ce8">
            <text:p>03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330505" table:style-name="ce5">
            <text:p>2.330.50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99375" table:style-name="ce5">
            <text:p>99.375</text:p>
          </table:table-cell>
          <table:table-cell office:value-type="float" office:value="3288380" table:style-name="ce6">
            <text:p>3.288.380</text:p>
          </table:table-cell>
          <table:table-cell office:value-type="float" office:value="2982956" table:style-name="ce6">
            <text:p>2.982.956</text:p>
          </table:table-cell>
          <table:table-cell office:value-type="percentage" office:value="0.90712022333185338" table:style-name="ce7">
            <text:p>90,7%</text:p>
          </table:table-cell>
          <table:table-cell office:value-type="float" office:value="1608335" table:style-name="ce5">
            <text:p>1.608.335</text:p>
          </table:table-cell>
          <table:table-cell office:value-type="float" office:value="1540707" table:style-name="ce5">
            <text:p>1.540.707</text:p>
          </table:table-cell>
          <table:table-cell office:value-type="date" office:date-value="2021-10-03T00:00:00" table:style-name="ce8">
            <text:p>03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942052" table:style-name="ce6">
            <text:p>10.942.052</text:p>
          </table:table-cell>
          <table:table-cell office:value-type="percentage" office:value="0.92233615798493018" table:style-name="ce7">
            <text:p>92,2%</text:p>
          </table:table-cell>
          <table:table-cell office:value-type="float" office:value="5902636" table:style-name="ce5">
            <text:p>5.902.636</text:p>
          </table:table-cell>
          <table:table-cell office:value-type="float" office:value="5730311" table:style-name="ce5">
            <text:p>5.730.311</text:p>
          </table:table-cell>
          <table:table-cell office:value-type="date" office:date-value="2021-10-03T00:00:00" table:style-name="ce8">
            <text:p>03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97540" table:style-name="ce5">
            <text:p>5.797.540</text:p>
          </table:table-cell>
          <table:table-cell office:value-type="float" office:value="1213650" table:style-name="ce5">
            <text:p>1.213.650</text:p>
          </table:table-cell>
          <table:table-cell office:value-type="float" office:value="863900" table:style-name="ce5">
            <text:p>863.900</text:p>
          </table:table-cell>
          <table:table-cell office:value-type="float" office:value="213450" table:style-name="ce5">
            <text:p>213.450</text:p>
          </table:table-cell>
          <table:table-cell office:value-type="float" office:value="8088540" table:style-name="ce6">
            <text:p>8.088.540</text:p>
          </table:table-cell>
          <table:table-cell office:value-type="float" office:value="7565810" table:style-name="ce6">
            <text:p>7.565.810</text:p>
          </table:table-cell>
          <table:table-cell office:value-type="percentage" office:value="0.93537399827410139" table:style-name="ce7">
            <text:p>93,5%</text:p>
          </table:table-cell>
          <table:table-cell office:value-type="float" office:value="4053121" table:style-name="ce5">
            <text:p>4.053.121</text:p>
          </table:table-cell>
          <table:table-cell office:value-type="float" office:value="3966318" table:style-name="ce5">
            <text:p>3.966.318</text:p>
          </table:table-cell>
          <table:table-cell office:value-type="date" office:date-value="2021-10-03T00:00:00" table:style-name="ce8">
            <text:p>03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26825" table:style-name="ce5">
            <text:p>1.226.82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82775" table:style-name="ce6">
            <text:p>1.682.775</text:p>
          </table:table-cell>
          <table:table-cell office:value-type="float" office:value="1681561" table:style-name="ce6">
            <text:p>1.681.561</text:p>
          </table:table-cell>
          <table:table-cell office:value-type="percentage" office:value="0.99927857259586106" table:style-name="ce7">
            <text:p>99,9%</text:p>
          </table:table-cell>
          <table:table-cell office:value-type="float" office:value="893474" table:style-name="ce5">
            <text:p>893.474</text:p>
          </table:table-cell>
          <table:table-cell office:value-type="float" office:value="876460" table:style-name="ce5">
            <text:p>876.460</text:p>
          </table:table-cell>
          <table:table-cell office:value-type="date" office:date-value="2021-10-02T00:00:00" table:style-name="ce8">
            <text:p>02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55029" table:style-name="ce5">
            <text:p>3.155.02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58529" table:style-name="ce6">
            <text:p>4.358.529</text:p>
          </table:table-cell>
          <table:table-cell office:value-type="float" office:value="4362387" table:style-name="ce6">
            <text:p>4.362.387</text:p>
          </table:table-cell>
          <table:table-cell office:value-type="percentage" office:value="1.0008851610256579" table:style-name="ce7">
            <text:p>100,1%</text:p>
          </table:table-cell>
          <table:table-cell office:value-type="float" office:value="2301770" table:style-name="ce5">
            <text:p>2.301.770</text:p>
          </table:table-cell>
          <table:table-cell office:value-type="float" office:value="2269415" table:style-name="ce5">
            <text:p>2.269.415</text:p>
          </table:table-cell>
          <table:table-cell office:value-type="date" office:date-value="2021-10-03T00:00:00" table:style-name="ce8">
            <text:p>03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74465" table:style-name="ce5">
            <text:p>374.46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10565" table:style-name="ce6">
            <text:p>510.565</text:p>
          </table:table-cell>
          <table:table-cell office:value-type="float" office:value="473202" table:style-name="ce6">
            <text:p>473.202</text:p>
          </table:table-cell>
          <table:table-cell office:value-type="percentage" office:value="0.92682028732874366" table:style-name="ce7">
            <text:p>92,7%</text:p>
          </table:table-cell>
          <table:table-cell office:value-type="float" office:value="257143" table:style-name="ce5">
            <text:p>257.143</text:p>
          </table:table-cell>
          <table:table-cell office:value-type="float" office:value="251145" table:style-name="ce5">
            <text:p>251.145</text:p>
          </table:table-cell>
          <table:table-cell office:value-type="date" office:date-value="2021-10-01T00:00:00" table:style-name="ce8">
            <text:p>01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37679" table:style-name="ce5">
            <text:p>7.637.67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21450" table:style-name="ce5">
            <text:p>321.450</text:p>
          </table:table-cell>
          <table:table-cell office:value-type="float" office:value="10825829" table:style-name="ce6">
            <text:p>10.825.829</text:p>
          </table:table-cell>
          <table:table-cell office:value-type="float" office:value="9716008" table:style-name="ce6">
            <text:p>9.716.008</text:p>
          </table:table-cell>
          <table:table-cell office:value-type="percentage" office:value="0.89748397097349308" table:style-name="ce7">
            <text:p>89,7%</text:p>
          </table:table-cell>
          <table:table-cell office:value-type="float" office:value="5289718" table:style-name="ce5">
            <text:p>5.289.718</text:p>
          </table:table-cell>
          <table:table-cell office:value-type="float" office:value="5139038" table:style-name="ce5">
            <text:p>5.139.038</text:p>
          </table:table-cell>
          <table:table-cell office:value-type="date" office:date-value="2021-10-03T00:00:00" table:style-name="ce8">
            <text:p>03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99481" table:style-name="ce6">
            <text:p>2.199.481</text:p>
          </table:table-cell>
          <table:table-cell office:value-type="percentage" office:value="0.91368461719004768" table:style-name="ce7">
            <text:p>91,4%</text:p>
          </table:table-cell>
          <table:table-cell office:value-type="float" office:value="1181037" table:style-name="ce5">
            <text:p>1.181.037</text:p>
          </table:table-cell>
          <table:table-cell office:value-type="float" office:value="1142530" table:style-name="ce5">
            <text:p>1.142.530</text:p>
          </table:table-cell>
          <table:table-cell office:value-type="date" office:date-value="2021-10-03T00:00:00" table:style-name="ce8">
            <text:p>03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23750" table:style-name="ce5">
            <text:p>23.750</text:p>
          </table:table-cell>
          <table:table-cell office:value-type="float" office:value="1046175" table:style-name="ce6">
            <text:p>1.046.175</text:p>
          </table:table-cell>
          <table:table-cell office:value-type="float" office:value="968424" table:style-name="ce6">
            <text:p>968.424</text:p>
          </table:table-cell>
          <table:table-cell office:value-type="percentage" office:value="0.92568069395655606" table:style-name="ce7">
            <text:p>92,6%</text:p>
          </table:table-cell>
          <table:table-cell office:value-type="float" office:value="523384" table:style-name="ce5">
            <text:p>523.384</text:p>
          </table:table-cell>
          <table:table-cell office:value-type="float" office:value="512022" table:style-name="ce5">
            <text:p>512.022</text:p>
          </table:table-cell>
          <table:table-cell office:value-type="date" office:date-value="2021-10-03T00:00:00" table:style-name="ce8">
            <text:p>03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597220" table:style-name="ce5">
            <text:p>2.597.22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01300" table:style-name="ce5">
            <text:p>101.300</text:p>
          </table:table-cell>
          <table:table-cell office:value-type="float" office:value="3668820" table:style-name="ce6">
            <text:p>3.668.820</text:p>
          </table:table-cell>
          <table:table-cell office:value-type="float" office:value="3328693" table:style-name="ce6">
            <text:p>3.328.693</text:p>
          </table:table-cell>
          <table:table-cell office:value-type="percentage" office:value="0.9072925354746213" table:style-name="ce7">
            <text:p>90,7%</text:p>
          </table:table-cell>
          <table:table-cell office:value-type="float" office:value="1797608" table:style-name="ce5">
            <text:p>1.797.608</text:p>
          </table:table-cell>
          <table:table-cell office:value-type="float" office:value="1759356" table:style-name="ce5">
            <text:p>1.759.356</text:p>
          </table:table-cell>
          <table:table-cell office:value-type="date" office:date-value="2021-10-03T00:00:00" table:style-name="ce8">
            <text:p>03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11406" table:style-name="ce6">
            <text:p>111.406</text:p>
          </table:table-cell>
          <table:table-cell office:value-type="percentage" office:value="0.79445197176067883" table:style-name="ce7">
            <text:p>79,4%</text:p>
          </table:table-cell>
          <table:table-cell office:value-type="float" office:value="61348" table:style-name="ce5">
            <text:p>61.348</text:p>
          </table:table-cell>
          <table:table-cell office:value-type="float" office:value="57845" table:style-name="ce5">
            <text:p>57.845</text:p>
          </table:table-cell>
          <table:table-cell office:value-type="date" office:date-value="2021-10-01T00:00:00" table:style-name="ce8">
            <text:p>01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100367" table:style-name="ce6">
            <text:p>100.367</text:p>
          </table:table-cell>
          <table:table-cell office:value-type="percentage" office:value="0.71131821403260098" table:style-name="ce7">
            <text:p>71,1%</text:p>
          </table:table-cell>
          <table:table-cell office:value-type="float" office:value="56482" table:style-name="ce5">
            <text:p>56.482</text:p>
          </table:table-cell>
          <table:table-cell office:value-type="float" office:value="53594" table:style-name="ce5">
            <text:p>53.594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2454" table:style-name="ce6">
            <text:p>172.454</text:p>
          </table:table-cell>
          <table:table-cell office:value-type="percentage" office:value="0.8125500617231598" table:style-name="ce7">
            <text:p>81,3%</text:p>
          </table:table-cell>
          <table:table-cell office:value-type="float" office:value="92531" table:style-name="ce5">
            <text:p>92.531</text:p>
          </table:table-cell>
          <table:table-cell office:value-type="float" office:value="86414" table:style-name="ce5">
            <text:p>86.414</text:p>
          </table:table-cell>
          <table:table-cell office:value-type="date" office:date-value="2021-10-01T00:00:00" table:style-name="ce8">
            <text:p>01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810" table:style-name="ce5">
            <text:p>4.810</text:p>
          </table:table-cell>
          <table:table-cell office:value-type="float" office:value="0" table:style-name="ce5">
            <text:p>0</text:p>
          </table:table-cell>
          <table:table-cell office:value-type="float" office:value="3935" table:style-name="ce5">
            <text:p>3.935</text:p>
          </table:table-cell>
          <table:table-cell office:value-type="float" office:value="8745" table:style-name="ce6">
            <text:p>8.745</text:p>
          </table:table-cell>
          <table:table-cell office:value-type="float" office:value="6261" table:style-name="ce6">
            <text:p>6.261</text:p>
          </table:table-cell>
          <table:table-cell office:value-type="percentage" office:value="0.71595197255574616" table:style-name="ce7">
            <text:p>71,6%</text:p>
          </table:table-cell>
          <table:table-cell office:value-type="float" office:value="4693" table:style-name="ce5">
            <text:p>4.693</text:p>
          </table:table-cell>
          <table:table-cell office:value-type="float" office:value="4396" table:style-name="ce5">
            <text:p>4.396</text:p>
          </table:table-cell>
          <table:table-cell office:value-type="date" office:date-value="2021-10-01T00:00:00" table:style-name="ce8">
            <text:p>01/10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3616591" table:style-name="ce11">
            <text:p>53.616.591</text:p>
          </table:table-cell>
          <table:table-cell office:value-type="float" office:value="10752760" table:style-name="ce12">
            <text:p>10.752.760</text:p>
          </table:table-cell>
          <table:table-cell office:value-type="float" office:value="9127900" table:style-name="ce13">
            <text:p>9.127.900</text:p>
          </table:table-cell>
          <table:table-cell office:value-type="float" office:value="2168460" table:style-name="ce14">
            <text:p>2.168.460</text:p>
          </table:table-cell>
          <table:table-cell office:value-type="float" office:value="75665711" table:style-name="ce15">
            <text:p>75.665.711</text:p>
          </table:table-cell>
          <table:table-cell office:value-type="float" office:value="70243260" table:style-name="ce15">
            <text:p>70.243.260</text:p>
          </table:table-cell>
          <table:table-cell office:value-type="percentage" office:value="0.92833674687864887" table:style-name="ce16">
            <text:p>92,8%</text:p>
          </table:table-cell>
          <table:table-cell office:value-type="float" office:value="37727757" table:style-name="ce15">
            <text:p>37.727.757</text:p>
          </table:table-cell>
          <table:table-cell office:value-type="float" office:value="36745965" table:style-name="ce15">
            <text:p>36.745.965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69402" table:style-name="ce23">
            <text:p>4.469.402</text:p>
          </table:table-cell>
          <table:table-cell office:value-type="percentage" office:value="0.96527628845450686" table:style-name="ce24">
            <text:p>96,5%</text:p>
          </table:table-cell>
          <table:table-cell office:value-type="float" office:value="4406702" table:style-name="ce23">
            <text:p>4.406.702</text:p>
          </table:table-cell>
          <table:table-cell office:value-type="percentage" office:value="0.95173469535411048" table:style-name="ce24">
            <text:p>95,2%</text:p>
          </table:table-cell>
          <table:table-cell office:value-type="date" office:date-value="2021-10-03T00:00:00" table:style-name="ce25">
            <text:p>03/10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23">
            <text:p>787.338</text:p>
          </table:table-cell>
          <table:table-cell office:value-type="float" office:value="747167" table:style-name="ce23">
            <text:p>747.167</text:p>
          </table:table-cell>
          <table:table-cell office:value-type="percentage" office:value="0.94897871054108907" table:style-name="ce24">
            <text:p>94,9%</text:p>
          </table:table-cell>
          <table:table-cell office:value-type="float" office:value="737318" table:style-name="ce23">
            <text:p>737.318</text:p>
          </table:table-cell>
          <table:table-cell office:value-type="percentage" office:value="0.93646947054505181" table:style-name="ce24">
            <text:p>93,6%</text:p>
          </table:table-cell>
          <table:table-cell office:value-type="date" office:date-value="2021-10-01T00:00:00" table:style-name="ce25">
            <text:p>01/10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23">
            <text:p>676.365</text:p>
          </table:table-cell>
          <table:table-cell office:value-type="float" office:value="654739" table:style-name="ce23">
            <text:p>654.739</text:p>
          </table:table-cell>
          <table:table-cell office:value-type="percentage" office:value="0.96802613973224516" table:style-name="ce24">
            <text:p>96,8%</text:p>
          </table:table-cell>
          <table:table-cell office:value-type="float" office:value="650221" table:style-name="ce23">
            <text:p>650.221</text:p>
          </table:table-cell>
          <table:table-cell office:value-type="percentage" office:value="0.96134631448995733" table:style-name="ce24">
            <text:p>96,1%</text:p>
          </table:table-cell>
          <table:table-cell office:value-type="date" office:date-value="2021-10-02T00:00:00" table:style-name="ce25">
            <text:p>02/10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23">
            <text:p>619.258</text:p>
          </table:table-cell>
          <table:table-cell office:value-type="float" office:value="556226" table:style-name="ce23">
            <text:p>556.226</text:p>
          </table:table-cell>
          <table:table-cell office:value-type="percentage" office:value="0.8982136686163118" table:style-name="ce24">
            <text:p>89,8%</text:p>
          </table:table-cell>
          <table:table-cell office:value-type="float" office:value="548601" table:style-name="ce23">
            <text:p>548.601</text:p>
          </table:table-cell>
          <table:table-cell office:value-type="percentage" office:value="0.88590054549153985" table:style-name="ce24">
            <text:p>88,6%</text:p>
          </table:table-cell>
          <table:table-cell office:value-type="date" office:date-value="2021-10-03T00:00:00" table:style-name="ce25">
            <text:p>03/10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23">
            <text:p>1.218.295</text:p>
          </table:table-cell>
          <table:table-cell office:value-type="float" office:value="1104767" table:style-name="ce23">
            <text:p>1.104.767</text:p>
          </table:table-cell>
          <table:table-cell office:value-type="percentage" office:value="0.90681403108442538" table:style-name="ce24">
            <text:p>90,7%</text:p>
          </table:table-cell>
          <table:table-cell office:value-type="float" office:value="1089658" table:style-name="ce23">
            <text:p>1.089.658</text:p>
          </table:table-cell>
          <table:table-cell office:value-type="percentage" office:value="0.89441227288957104" table:style-name="ce24">
            <text:p>89,4%</text:p>
          </table:table-cell>
          <table:table-cell office:value-type="date" office:date-value="2021-10-03T00:00:00" table:style-name="ce25">
            <text:p>03/10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23">
            <text:p>359.186</text:p>
          </table:table-cell>
          <table:table-cell office:value-type="float" office:value="346595" table:style-name="ce23">
            <text:p>346.595</text:p>
          </table:table-cell>
          <table:table-cell office:value-type="percentage" office:value="0.96494573841964892" table:style-name="ce24">
            <text:p>96,5%</text:p>
          </table:table-cell>
          <table:table-cell office:value-type="float" office:value="343535" table:style-name="ce23">
            <text:p>343.535</text:p>
          </table:table-cell>
          <table:table-cell office:value-type="percentage" office:value="0.95642647541942061" table:style-name="ce24">
            <text:p>95,6%</text:p>
          </table:table-cell>
          <table:table-cell office:value-type="date" office:date-value="2021-10-03T00:00:00" table:style-name="ce25">
            <text:p>03/10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23">
            <text:p>1.532.122</text:p>
          </table:table-cell>
          <table:table-cell office:value-type="float" office:value="1471223" table:style-name="ce23">
            <text:p>1.471.223</text:p>
          </table:table-cell>
          <table:table-cell office:value-type="percentage" office:value="0.96025185983883787" table:style-name="ce24">
            <text:p>96,0%</text:p>
          </table:table-cell>
          <table:table-cell office:value-type="float" office:value="1454462" table:style-name="ce23">
            <text:p>1.454.462</text:p>
          </table:table-cell>
          <table:table-cell office:value-type="percentage" office:value="0.94931213049613539" table:style-name="ce24">
            <text:p>94,9%</text:p>
          </table:table-cell>
          <table:table-cell office:value-type="date" office:date-value="2021-10-03T00:00:00" table:style-name="ce25">
            <text:p>03/10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23">
            <text:p>1.150.822</text:p>
          </table:table-cell>
          <table:table-cell office:value-type="float" office:value="1089809" table:style-name="ce23">
            <text:p>1.089.809</text:p>
          </table:table-cell>
          <table:table-cell office:value-type="percentage" office:value="0.94698311294014192" table:style-name="ce24">
            <text:p>94,7%</text:p>
          </table:table-cell>
          <table:table-cell office:value-type="float" office:value="1058496" table:style-name="ce23">
            <text:p>1.058.496</text:p>
          </table:table-cell>
          <table:table-cell office:value-type="percentage" office:value="0.91977386598448763" table:style-name="ce24">
            <text:p>92,0%</text:p>
          </table:table-cell>
          <table:table-cell office:value-type="date" office:date-value="2021-10-03T00:00:00" table:style-name="ce25">
            <text:p>03/10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23">
            <text:p>4.328.607</text:p>
          </table:table-cell>
          <table:table-cell office:value-type="float" office:value="4015341" table:style-name="ce23">
            <text:p>4.015.341</text:p>
          </table:table-cell>
          <table:table-cell office:value-type="percentage" office:value="0.92762891156439009" table:style-name="ce24">
            <text:p>92,8%</text:p>
          </table:table-cell>
          <table:table-cell office:value-type="float" office:value="3956713" table:style-name="ce23">
            <text:p>3.956.713</text:p>
          </table:table-cell>
          <table:table-cell office:value-type="percentage" office:value="0.914084600426881" table:style-name="ce24">
            <text:p>91,4%</text:p>
          </table:table-cell>
          <table:table-cell office:value-type="date" office:date-value="2021-10-03T00:00:00" table:style-name="ce25">
            <text:p>03/10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23">
            <text:p>2.899.043</text:p>
          </table:table-cell>
          <table:table-cell office:value-type="float" office:value="2765392" table:style-name="ce23">
            <text:p>2.765.392</text:p>
          </table:table-cell>
          <table:table-cell office:value-type="percentage" office:value="0.95389823469331081" table:style-name="ce24">
            <text:p>95,4%</text:p>
          </table:table-cell>
          <table:table-cell office:value-type="float" office:value="2734686" table:style-name="ce23">
            <text:p>2.734.686</text:p>
          </table:table-cell>
          <table:table-cell office:value-type="percentage" office:value="0.94330646354676351" table:style-name="ce24">
            <text:p>94,3%</text:p>
          </table:table-cell>
          <table:table-cell office:value-type="date" office:date-value="2021-10-03T00:00:00" table:style-name="ce25">
            <text:p>03/10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23">
            <text:p>621.888</text:p>
          </table:table-cell>
          <table:table-cell office:value-type="float" office:value="614198" table:style-name="ce23">
            <text:p>614.198</text:p>
          </table:table-cell>
          <table:table-cell office:value-type="percentage" office:value="0.98763442935062262" table:style-name="ce24">
            <text:p>98,8%</text:p>
          </table:table-cell>
          <table:table-cell office:value-type="float" office:value="608027" table:style-name="ce23">
            <text:p>608.027</text:p>
          </table:table-cell>
          <table:table-cell office:value-type="percentage" office:value="0.97771142070597916" table:style-name="ce24">
            <text:p>97,8%</text:p>
          </table:table-cell>
          <table:table-cell office:value-type="date" office:date-value="2021-10-02T00:00:00" table:style-name="ce25">
            <text:p>02/10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23">
            <text:p>1.720.101</text:p>
          </table:table-cell>
          <table:table-cell office:value-type="float" office:value="1675994" table:style-name="ce23">
            <text:p>1.675.994</text:p>
          </table:table-cell>
          <table:table-cell office:value-type="percentage" office:value="0.97435790107673914" table:style-name="ce24">
            <text:p>97,4%</text:p>
          </table:table-cell>
          <table:table-cell office:value-type="float" office:value="1663682" table:style-name="ce23">
            <text:p>1.663.682</text:p>
          </table:table-cell>
          <table:table-cell office:value-type="percentage" office:value="0.96720018184978673" table:style-name="ce24">
            <text:p>96,7%</text:p>
          </table:table-cell>
          <table:table-cell office:value-type="date" office:date-value="2021-10-03T00:00:00" table:style-name="ce25">
            <text:p>03/10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23">
            <text:p>188.661</text:p>
          </table:table-cell>
          <table:table-cell office:value-type="float" office:value="182519" table:style-name="ce23">
            <text:p>182.519</text:p>
          </table:table-cell>
          <table:table-cell office:value-type="percentage" office:value="0.96744425185915484" table:style-name="ce24">
            <text:p>96,7%</text:p>
          </table:table-cell>
          <table:table-cell office:value-type="float" office:value="180129" table:style-name="ce23">
            <text:p>180.129</text:p>
          </table:table-cell>
          <table:table-cell office:value-type="percentage" office:value="0.95477602684179563" table:style-name="ce24">
            <text:p>95,5%</text:p>
          </table:table-cell>
          <table:table-cell office:value-type="date" office:date-value="2021-10-01T00:00:00" table:style-name="ce25">
            <text:p>01/10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23">
            <text:p>3.732.280</text:p>
          </table:table-cell>
          <table:table-cell office:value-type="float" office:value="3531457" table:style-name="ce23">
            <text:p>3.531.457</text:p>
          </table:table-cell>
          <table:table-cell office:value-type="percentage" office:value="0.94619294372340768" table:style-name="ce24">
            <text:p>94,6%</text:p>
          </table:table-cell>
          <table:table-cell office:value-type="float" office:value="3480224" table:style-name="ce23">
            <text:p>3.480.224</text:p>
          </table:table-cell>
          <table:table-cell office:value-type="percentage" office:value="0.93246594574897923" table:style-name="ce24">
            <text:p>93,2%</text:p>
          </table:table-cell>
          <table:table-cell office:value-type="date" office:date-value="2021-10-03T00:00:00" table:style-name="ce25">
            <text:p>03/10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23">
            <text:p>786.992</text:p>
          </table:table-cell>
          <table:table-cell office:value-type="float" office:value="762082" table:style-name="ce23">
            <text:p>762.082</text:p>
          </table:table-cell>
          <table:table-cell office:value-type="percentage" office:value="0.96834783581027506" table:style-name="ce24">
            <text:p>96,8%</text:p>
          </table:table-cell>
          <table:table-cell office:value-type="float" office:value="746949" table:style-name="ce23">
            <text:p>746.949</text:p>
          </table:table-cell>
          <table:table-cell office:value-type="percentage" office:value="0.94911892369935147" table:style-name="ce24">
            <text:p>94,9%</text:p>
          </table:table-cell>
          <table:table-cell office:value-type="date" office:date-value="2021-10-03T00:00:00" table:style-name="ce25">
            <text:p>03/10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23">
            <text:p>375.498</text:p>
          </table:table-cell>
          <table:table-cell office:value-type="float" office:value="356810" table:style-name="ce23">
            <text:p>356.810</text:p>
          </table:table-cell>
          <table:table-cell office:value-type="percentage" office:value="0.95023142599960586" table:style-name="ce24">
            <text:p>95,0%</text:p>
          </table:table-cell>
          <table:table-cell office:value-type="float" office:value="353016" table:style-name="ce23">
            <text:p>353.016</text:p>
          </table:table-cell>
          <table:table-cell office:value-type="percentage" office:value="0.94012751066583577" table:style-name="ce24">
            <text:p>94,0%</text:p>
          </table:table-cell>
          <table:table-cell office:value-type="date" office:date-value="2021-10-03T00:00:00" table:style-name="ce25">
            <text:p>03/10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23">
            <text:p>1.353.260</text:p>
          </table:table-cell>
          <table:table-cell office:value-type="float" office:value="1297989" table:style-name="ce23">
            <text:p>1.297.989</text:p>
          </table:table-cell>
          <table:table-cell office:value-type="percentage" office:value="0.95915714644635919" table:style-name="ce24">
            <text:p>95,9%</text:p>
          </table:table-cell>
          <table:table-cell office:value-type="float" office:value="1279828" table:style-name="ce23">
            <text:p>1.279.828</text:p>
          </table:table-cell>
          <table:table-cell office:value-type="percentage" office:value="0.9457369611161196" table:style-name="ce24">
            <text:p>94,6%</text:p>
          </table:table-cell>
          <table:table-cell office:value-type="date" office:date-value="2021-10-03T00:00:00" table:style-name="ce25">
            <text:p>03/10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23">
            <text:p>38.978</text:p>
          </table:table-cell>
          <table:table-cell office:value-type="float" office:value="35445" table:style-name="ce23">
            <text:p>35.445</text:p>
          </table:table-cell>
          <table:table-cell office:value-type="percentage" office:value="0.90935912566062904" table:style-name="ce24">
            <text:p>90,9%</text:p>
          </table:table-cell>
          <table:table-cell office:value-type="float" office:value="34668" table:style-name="ce23">
            <text:p>34.668</text:p>
          </table:table-cell>
          <table:table-cell office:value-type="percentage" office:value="0.88942480373544053" table:style-name="ce24">
            <text:p>88,9%</text:p>
          </table:table-cell>
          <table:table-cell office:value-type="date" office:date-value="2021-10-01T00:00:00" table:style-name="ce25">
            <text:p>01/10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23">
            <text:p>37.225</text:p>
          </table:table-cell>
          <table:table-cell office:value-type="float" office:value="32077" table:style-name="ce23">
            <text:p>32.077</text:p>
          </table:table-cell>
          <table:table-cell office:value-type="percentage" office:value="0.8617058428475487" table:style-name="ce24">
            <text:p>86,2%</text:p>
          </table:table-cell>
          <table:table-cell office:value-type="float" office:value="31298" table:style-name="ce23">
            <text:p>31.298</text:p>
          </table:table-cell>
          <table:table-cell office:value-type="percentage" office:value="0.84077904633982536" table:style-name="ce24">
            <text:p>84,1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23">
            <text:p>-</text:p>
          </table:table-cell>
          <table:table-cell office:value-type="float" office:value="35058" table:style-name="ce23">
            <text:p>35.058</text:p>
          </table:table-cell>
          <table:table-cell office:value-type="string" table:style-name="ce24">
            <text:p>-</text:p>
          </table:table-cell>
          <table:table-cell office:value-type="float" office:value="32970" table:style-name="ce23">
            <text:p>32.970</text:p>
          </table:table-cell>
          <table:table-cell office:value-type="string" table:style-name="ce24">
            <text:p>-</text:p>
          </table:table-cell>
          <table:table-cell office:value-type="date" office:date-value="2021-10-01T00:00:00" table:style-name="ce25">
            <text:p>01/10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23">
            <text:p>-</text:p>
          </table:table-cell>
          <table:table-cell office:value-type="float" office:value="2072" table:style-name="ce23">
            <text:p>2.072</text:p>
          </table:table-cell>
          <table:table-cell office:value-type="string" table:style-name="ce24">
            <text:p>-</text:p>
          </table:table-cell>
          <table:table-cell office:value-type="float" office:value="1978" table:style-name="ce23">
            <text:p>1.978</text:p>
          </table:table-cell>
          <table:table-cell office:value-type="string" table:style-name="ce24">
            <text:p>-</text:p>
          </table:table-cell>
          <table:table-cell office:value-type="date" office:date-value="2021-10-01T00:00:00" table:style-name="ce25">
            <text:p>01/10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746362" table:style-name="ce15">
            <text:p>25.746.362</text:p>
          </table:table-cell>
          <table:table-cell office:value-type="percentage" office:value="0.95159183707865047" table:style-name="ce16">
            <text:p>95,2%</text:p>
          </table:table-cell>
          <table:table-cell office:value-type="float" office:value="25393161" table:style-name="ce15">
            <text:p>25.393.161</text:p>
          </table:table-cell>
          <table:table-cell office:value-type="percentage" office:value="0.9385374417257063" table:style-name="ce16">
            <text:p>93,9%</text:p>
          </table:table-cell>
          <table:table-cell table:style-name="ce26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7"/>
          <table:table-cell office:value-type="string" table:style-name="ce28">
            <text:p>Personas con al menos 1 dosis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con al menos 1 dosis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Con al menos 1 dosis sobre Población a Vacunar INE</text:p>
          </table:table-cell>
          <table:table-cell office:value-type="string" table:style-name="ce31">
            <text:p>% Con al menos 1 dosis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33919" table:style-name="ce34">
            <text:p>433.919</text:p>
          </table:table-cell>
          <table:table-cell office:value-type="percentage" office:value="1" table:style-name="ce35">
            <text:p>100,0%</text:p>
          </table:table-cell>
          <table:table-cell office:value-type="float" office:value="653766" table:style-name="ce34">
            <text:p>653.766</text:p>
          </table:table-cell>
          <table:table-cell office:value-type="percentage" office:value="1" table:style-name="ce35">
            <text:p>100,0%</text:p>
          </table:table-cell>
          <table:table-cell office:value-type="float" office:value="927158" table:style-name="ce34">
            <text:p>927.158</text:p>
          </table:table-cell>
          <table:table-cell office:value-type="percentage" office:value="1" table:style-name="ce35">
            <text:p>100,0%</text:p>
          </table:table-cell>
          <table:table-cell office:value-type="float" office:value="1211235" table:style-name="ce34">
            <text:p>1.211.235</text:p>
          </table:table-cell>
          <table:table-cell office:value-type="percentage" office:value="0.9574821287551748" table:style-name="ce35">
            <text:p>95,7%</text:p>
          </table:table-cell>
          <table:table-cell office:value-type="float" office:value="1243324" table:style-name="ce34">
            <text:p>1.243.324</text:p>
          </table:table-cell>
          <table:table-cell office:value-type="percentage" office:value="0.89763297461436387" table:style-name="ce35">
            <text:p>89,8%</text:p>
          </table:table-cell>
          <table:table-cell office:value-type="float" office:value="918545" table:style-name="ce34">
            <text:p>918.545</text:p>
          </table:table-cell>
          <table:table-cell office:value-type="percentage" office:value="0.80558788370985523" table:style-name="ce35">
            <text:p>80,6%</text:p>
          </table:table-cell>
          <table:table-cell office:value-type="float" office:value="751898" table:style-name="ce34">
            <text:p>751.898</text:p>
          </table:table-cell>
          <table:table-cell office:value-type="percentage" office:value="0.80964861651907238" table:style-name="ce35">
            <text:p>81,0%</text:p>
          </table:table-cell>
          <table:table-cell office:value-type="float" office:value="650350" table:style-name="ce34">
            <text:p>650.350</text:p>
          </table:table-cell>
          <table:table-cell office:value-type="percentage" office:value="0.86378530150470112" table:style-name="ce35">
            <text:p>86,4%</text:p>
          </table:table-cell>
          <table:table-cell office:value-type="float" office:value="6790195" table:style-name="ce34">
            <text:p>6.790.195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9111940123255915" table:style-name="ce35">
            <text:p>91,1%</text:p>
          </table:table-cell>
          <table:table-cell office:value-type="percentage" office:value="0.80220525680995403" table:style-name="ce3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101207" table:style-name="ce37">
            <text:p>101.207</text:p>
          </table:table-cell>
          <table:table-cell office:value-type="percentage" office:value="1" table:style-name="ce38">
            <text:p>100,0%</text:p>
          </table:table-cell>
          <table:table-cell office:value-type="float" office:value="119200" table:style-name="ce37">
            <text:p>119.200</text:p>
          </table:table-cell>
          <table:table-cell office:value-type="percentage" office:value="1" table:style-name="ce38">
            <text:p>100,0%</text:p>
          </table:table-cell>
          <table:table-cell office:value-type="float" office:value="154306" table:style-name="ce37">
            <text:p>154.306</text:p>
          </table:table-cell>
          <table:table-cell office:value-type="percentage" office:value="0.98681946958117761" table:style-name="ce38">
            <text:p>98,7%</text:p>
          </table:table-cell>
          <table:table-cell office:value-type="float" office:value="185540" table:style-name="ce37">
            <text:p>185.540</text:p>
          </table:table-cell>
          <table:table-cell office:value-type="percentage" office:value="0.93581350307163103" table:style-name="ce38">
            <text:p>93,6%</text:p>
          </table:table-cell>
          <table:table-cell office:value-type="float" office:value="186914" table:style-name="ce37">
            <text:p>186.914</text:p>
          </table:table-cell>
          <table:table-cell office:value-type="percentage" office:value="0.86959798644291741" table:style-name="ce38">
            <text:p>87,0%</text:p>
          </table:table-cell>
          <table:table-cell office:value-type="float" office:value="124192" table:style-name="ce37">
            <text:p>124.192</text:p>
          </table:table-cell>
          <table:table-cell office:value-type="percentage" office:value="0.75594998965219196" table:style-name="ce38">
            <text:p>75,6%</text:p>
          </table:table-cell>
          <table:table-cell office:value-type="float" office:value="102230" table:style-name="ce37">
            <text:p>102.230</text:p>
          </table:table-cell>
          <table:table-cell office:value-type="percentage" office:value="0.78396638062591539" table:style-name="ce38">
            <text:p>78,4%</text:p>
          </table:table-cell>
          <table:table-cell office:value-type="float" office:value="86767" table:style-name="ce37">
            <text:p>86.767</text:p>
          </table:table-cell>
          <table:table-cell office:value-type="percentage" office:value="0.84150753086539487" table:style-name="ce38">
            <text:p>84,2%</text:p>
          </table:table-cell>
          <table:table-cell office:value-type="float" office:value="1060356" table:style-name="ce37">
            <text:p>1.060.356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9471401546154272" table:style-name="ce38">
            <text:p>89,5%</text:p>
          </table:table-cell>
          <table:table-cell office:value-type="percentage" office:value="0.79762537883888185" table:style-name="ce38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906" table:style-name="ce37">
            <text:p>88.906</text:p>
          </table:table-cell>
          <table:table-cell office:value-type="percentage" office:value="1" table:style-name="ce38">
            <text:p>100,0%</text:p>
          </table:table-cell>
          <table:table-cell office:value-type="float" office:value="114315" table:style-name="ce37">
            <text:p>114.315</text:p>
          </table:table-cell>
          <table:table-cell office:value-type="percentage" office:value="1" table:style-name="ce38">
            <text:p>100,0%</text:p>
          </table:table-cell>
          <table:table-cell office:value-type="float" office:value="148083" table:style-name="ce37">
            <text:p>148.083</text:p>
          </table:table-cell>
          <table:table-cell office:value-type="percentage" office:value="0.98951567636917648" table:style-name="ce38">
            <text:p>99,0%</text:p>
          </table:table-cell>
          <table:table-cell office:value-type="float" office:value="153036" table:style-name="ce37">
            <text:p>153.036</text:p>
          </table:table-cell>
          <table:table-cell office:value-type="percentage" office:value="0.94092040948077105" table:style-name="ce38">
            <text:p>94,1%</text:p>
          </table:table-cell>
          <table:table-cell office:value-type="float" office:value="150399" table:style-name="ce37">
            <text:p>150.399</text:p>
          </table:table-cell>
          <table:table-cell office:value-type="percentage" office:value="0.90063056535303876" table:style-name="ce38">
            <text:p>90,1%</text:p>
          </table:table-cell>
          <table:table-cell office:value-type="float" office:value="90624" table:style-name="ce37">
            <text:p>90.624</text:p>
          </table:table-cell>
          <table:table-cell office:value-type="percentage" office:value="0.79181483779084494" table:style-name="ce38">
            <text:p>79,2%</text:p>
          </table:table-cell>
          <table:table-cell office:value-type="float" office:value="66203" table:style-name="ce37">
            <text:p>66.203</text:p>
          </table:table-cell>
          <table:table-cell office:value-type="percentage" office:value="0.83683684948995718" table:style-name="ce38">
            <text:p>83,7%</text:p>
          </table:table-cell>
          <table:table-cell office:value-type="float" office:value="60208" table:style-name="ce37">
            <text:p>60.208</text:p>
          </table:table-cell>
          <table:table-cell office:value-type="percentage" office:value="0.94074999999999998" table:style-name="ce38">
            <text:p>94,1%</text:p>
          </table:table-cell>
          <table:table-cell office:value-type="float" office:value="871774" table:style-name="ce37">
            <text:p>871.774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3344983066128295" table:style-name="ce38">
            <text:p>93,3%</text:p>
          </table:table-cell>
          <table:table-cell office:value-type="percentage" office:value="0.85570052140591135" table:style-name="ce38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1440" table:style-name="ce37">
            <text:p>51.440</text:p>
          </table:table-cell>
          <table:table-cell office:value-type="percentage" office:value="1" table:style-name="ce38">
            <text:p>100,0%</text:p>
          </table:table-cell>
          <table:table-cell office:value-type="float" office:value="79129" table:style-name="ce37">
            <text:p>79.129</text:p>
          </table:table-cell>
          <table:table-cell office:value-type="percentage" office:value="0.98277361021411891" table:style-name="ce38">
            <text:p>98,3%</text:p>
          </table:table-cell>
          <table:table-cell office:value-type="float" office:value="110010" table:style-name="ce37">
            <text:p>110.010</text:p>
          </table:table-cell>
          <table:table-cell office:value-type="percentage" office:value="0.93840366455971547" table:style-name="ce38">
            <text:p>93,8%</text:p>
          </table:table-cell>
          <table:table-cell office:value-type="float" office:value="149473" table:style-name="ce37">
            <text:p>149.473</text:p>
          </table:table-cell>
          <table:table-cell office:value-type="percentage" office:value="0.90154224744717937" table:style-name="ce38">
            <text:p>90,2%</text:p>
          </table:table-cell>
          <table:table-cell office:value-type="float" office:value="166174" table:style-name="ce37">
            <text:p>166.174</text:p>
          </table:table-cell>
          <table:table-cell office:value-type="percentage" office:value="0.80599693459829658" table:style-name="ce38">
            <text:p>80,6%</text:p>
          </table:table-cell>
          <table:table-cell office:value-type="float" office:value="123717" table:style-name="ce37">
            <text:p>123.717</text:p>
          </table:table-cell>
          <table:table-cell office:value-type="percentage" office:value="0.67906601458940541" table:style-name="ce38">
            <text:p>67,9%</text:p>
          </table:table-cell>
          <table:table-cell office:value-type="float" office:value="94659" table:style-name="ce37">
            <text:p>94.659</text:p>
          </table:table-cell>
          <table:table-cell office:value-type="percentage" office:value="0.68622319525597719" table:style-name="ce38">
            <text:p>68,6%</text:p>
          </table:table-cell>
          <table:table-cell office:value-type="float" office:value="72975" table:style-name="ce37">
            <text:p>72.975</text:p>
          </table:table-cell>
          <table:table-cell office:value-type="percentage" office:value="0.76429618768328444" table:style-name="ce38">
            <text:p>76,4%</text:p>
          </table:table-cell>
          <table:table-cell office:value-type="float" office:value="847577" table:style-name="ce37">
            <text:p>847.577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81902022192223733" table:style-name="ce38">
            <text:p>81,9%</text:p>
          </table:table-cell>
          <table:table-cell office:value-type="percentage" office:value="0.7234706707308225" table:style-name="ce38">
            <text:p>72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2943" table:style-name="ce37">
            <text:p>92.943</text:p>
          </table:table-cell>
          <table:table-cell office:value-type="percentage" office:value="1" table:style-name="ce38">
            <text:p>100,0%</text:p>
          </table:table-cell>
          <table:table-cell office:value-type="float" office:value="151224" table:style-name="ce37">
            <text:p>151.224</text:p>
          </table:table-cell>
          <table:table-cell office:value-type="percentage" office:value="0.97859976315431851" table:style-name="ce38">
            <text:p>97,9%</text:p>
          </table:table-cell>
          <table:table-cell office:value-type="float" office:value="224044" table:style-name="ce37">
            <text:p>224.044</text:p>
          </table:table-cell>
          <table:table-cell office:value-type="percentage" office:value="0.95300563183774867" table:style-name="ce38">
            <text:p>95,3%</text:p>
          </table:table-cell>
          <table:table-cell office:value-type="float" office:value="319936" table:style-name="ce37">
            <text:p>319.936</text:p>
          </table:table-cell>
          <table:table-cell office:value-type="percentage" office:value="0.91276760852695482" table:style-name="ce38">
            <text:p>91,3%</text:p>
          </table:table-cell>
          <table:table-cell office:value-type="float" office:value="316620" table:style-name="ce37">
            <text:p>316.620</text:p>
          </table:table-cell>
          <table:table-cell office:value-type="percentage" office:value="0.8161908002598447" table:style-name="ce38">
            <text:p>81,6%</text:p>
          </table:table-cell>
          <table:table-cell office:value-type="float" office:value="227266" table:style-name="ce37">
            <text:p>227.266</text:p>
          </table:table-cell>
          <table:table-cell office:value-type="percentage" office:value="0.73091395601638931" table:style-name="ce38">
            <text:p>73,1%</text:p>
          </table:table-cell>
          <table:table-cell office:value-type="float" office:value="184731" table:style-name="ce37">
            <text:p>184.731</text:p>
          </table:table-cell>
          <table:table-cell office:value-type="percentage" office:value="0.73379331712665041" table:style-name="ce38">
            <text:p>73,4%</text:p>
          </table:table-cell>
          <table:table-cell office:value-type="float" office:value="146445" table:style-name="ce37">
            <text:p>146.445</text:p>
          </table:table-cell>
          <table:table-cell office:value-type="percentage" office:value="0.81450191048793918" table:style-name="ce38">
            <text:p>81,5%</text:p>
          </table:table-cell>
          <table:table-cell office:value-type="float" office:value="1663209" table:style-name="ce37">
            <text:p>1.663.209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4824105174793218" table:style-name="ce38">
            <text:p>84,8%</text:p>
          </table:table-cell>
          <table:table-cell office:value-type="percentage" office:value="0.7643592321889453" table:style-name="ce38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2289" table:style-name="ce37">
            <text:p>42.289</text:p>
          </table:table-cell>
          <table:table-cell office:value-type="percentage" office:value="1" table:style-name="ce38">
            <text:p>100,0%</text:p>
          </table:table-cell>
          <table:table-cell office:value-type="float" office:value="55890" table:style-name="ce37">
            <text:p>55.890</text:p>
          </table:table-cell>
          <table:table-cell office:value-type="percentage" office:value="1" table:style-name="ce38">
            <text:p>100,0%</text:p>
          </table:table-cell>
          <table:table-cell office:value-type="float" office:value="76580" table:style-name="ce37">
            <text:p>76.580</text:p>
          </table:table-cell>
          <table:table-cell office:value-type="percentage" office:value="0.99010925075958367" table:style-name="ce38">
            <text:p>99,0%</text:p>
          </table:table-cell>
          <table:table-cell office:value-type="float" office:value="84115" table:style-name="ce37">
            <text:p>84.115</text:p>
          </table:table-cell>
          <table:table-cell office:value-type="percentage" office:value="0.93498510515317235" table:style-name="ce38">
            <text:p>93,5%</text:p>
          </table:table-cell>
          <table:table-cell office:value-type="float" office:value="87721" table:style-name="ce37">
            <text:p>87.721</text:p>
          </table:table-cell>
          <table:table-cell office:value-type="percentage" office:value="0.89722713743620164" table:style-name="ce38">
            <text:p>89,7%</text:p>
          </table:table-cell>
          <table:table-cell office:value-type="float" office:value="54162" table:style-name="ce37">
            <text:p>54.162</text:p>
          </table:table-cell>
          <table:table-cell office:value-type="percentage" office:value="0.76854965731556768" table:style-name="ce38">
            <text:p>76,9%</text:p>
          </table:table-cell>
          <table:table-cell office:value-type="float" office:value="40436" table:style-name="ce37">
            <text:p>40.436</text:p>
          </table:table-cell>
          <table:table-cell office:value-type="percentage" office:value="0.80063360063360067" table:style-name="ce38">
            <text:p>80,1%</text:p>
          </table:table-cell>
          <table:table-cell office:value-type="float" office:value="38316" table:style-name="ce37">
            <text:p>38.316</text:p>
          </table:table-cell>
          <table:table-cell office:value-type="percentage" office:value="0.87155107704205814" table:style-name="ce38">
            <text:p>87,2%</text:p>
          </table:table-cell>
          <table:table-cell office:value-type="float" office:value="479509" table:style-name="ce37">
            <text:p>479.509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9148717772600915" table:style-name="ce38">
            <text:p>91,5%</text:p>
          </table:table-cell>
          <table:table-cell office:value-type="percentage" office:value="0.82261946629382143" table:style-name="ce38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9257" table:style-name="ce37">
            <text:p>229.257</text:p>
          </table:table-cell>
          <table:table-cell office:value-type="percentage" office:value="1" table:style-name="ce38">
            <text:p>100,0%</text:p>
          </table:table-cell>
          <table:table-cell office:value-type="float" office:value="250389" table:style-name="ce37">
            <text:p>250.389</text:p>
          </table:table-cell>
          <table:table-cell office:value-type="percentage" office:value="1" table:style-name="ce38">
            <text:p>100,0%</text:p>
          </table:table-cell>
          <table:table-cell office:value-type="float" office:value="320082" table:style-name="ce37">
            <text:p>320.082</text:p>
          </table:table-cell>
          <table:table-cell office:value-type="percentage" office:value="1" table:style-name="ce38">
            <text:p>100,0%</text:p>
          </table:table-cell>
          <table:table-cell office:value-type="float" office:value="352137" table:style-name="ce37">
            <text:p>352.137</text:p>
          </table:table-cell>
          <table:table-cell office:value-type="percentage" office:value="0.92381976782317832" table:style-name="ce38">
            <text:p>92,4%</text:p>
          </table:table-cell>
          <table:table-cell office:value-type="float" office:value="319358" table:style-name="ce37">
            <text:p>319.358</text:p>
          </table:table-cell>
          <table:table-cell office:value-type="percentage" office:value="0.87903552111861938" table:style-name="ce38">
            <text:p>87,9%</text:p>
          </table:table-cell>
          <table:table-cell office:value-type="float" office:value="210179" table:style-name="ce37">
            <text:p>210.179</text:p>
          </table:table-cell>
          <table:table-cell office:value-type="percentage" office:value="0.78488552297942737" table:style-name="ce38">
            <text:p>78,5%</text:p>
          </table:table-cell>
          <table:table-cell office:value-type="float" office:value="169994" table:style-name="ce37">
            <text:p>169.994</text:p>
          </table:table-cell>
          <table:table-cell office:value-type="percentage" office:value="0.80563585869596122" table:style-name="ce38">
            <text:p>80,6%</text:p>
          </table:table-cell>
          <table:table-cell office:value-type="float" office:value="140461" table:style-name="ce37">
            <text:p>140.461</text:p>
          </table:table-cell>
          <table:table-cell office:value-type="percentage" office:value="0.84951796881615071" table:style-name="ce38">
            <text:p>85,0%</text:p>
          </table:table-cell>
          <table:table-cell office:value-type="float" office:value="1991857" table:style-name="ce37">
            <text:p>1.991.857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91526904270781018" table:style-name="ce38">
            <text:p>91,5%</text:p>
          </table:table-cell>
          <table:table-cell office:value-type="percentage" office:value="0.83170154468754254" table:style-name="ce38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8027" table:style-name="ce37">
            <text:p>138.027</text:p>
          </table:table-cell>
          <table:table-cell office:value-type="percentage" office:value="1" table:style-name="ce38">
            <text:p>100,0%</text:p>
          </table:table-cell>
          <table:table-cell office:value-type="float" office:value="158267" table:style-name="ce37">
            <text:p>158.267</text:p>
          </table:table-cell>
          <table:table-cell office:value-type="percentage" office:value="0.99475804677531887" table:style-name="ce38">
            <text:p>99,5%</text:p>
          </table:table-cell>
          <table:table-cell office:value-type="float" office:value="221963" table:style-name="ce37">
            <text:p>221.963</text:p>
          </table:table-cell>
          <table:table-cell office:value-type="percentage" office:value="1" table:style-name="ce38">
            <text:p>100,0%</text:p>
          </table:table-cell>
          <table:table-cell office:value-type="float" office:value="285702" table:style-name="ce37">
            <text:p>285.702</text:p>
          </table:table-cell>
          <table:table-cell office:value-type="percentage" office:value="0.92917867294570666" table:style-name="ce38">
            <text:p>92,9%</text:p>
          </table:table-cell>
          <table:table-cell office:value-type="float" office:value="285850" table:style-name="ce37">
            <text:p>285.850</text:p>
          </table:table-cell>
          <table:table-cell office:value-type="percentage" office:value="0.86462697176388736" table:style-name="ce38">
            <text:p>86,5%</text:p>
          </table:table-cell>
          <table:table-cell office:value-type="float" office:value="203522" table:style-name="ce37">
            <text:p>203.522</text:p>
          </table:table-cell>
          <table:table-cell office:value-type="percentage" office:value="0.76540516959319449" table:style-name="ce38">
            <text:p>76,5%</text:p>
          </table:table-cell>
          <table:table-cell office:value-type="float" office:value="169735" table:style-name="ce37">
            <text:p>169.735</text:p>
          </table:table-cell>
          <table:table-cell office:value-type="percentage" office:value="0.77828317796862745" table:style-name="ce38">
            <text:p>77,8%</text:p>
          </table:table-cell>
          <table:table-cell office:value-type="float" office:value="145269" table:style-name="ce37">
            <text:p>145.269</text:p>
          </table:table-cell>
          <table:table-cell office:value-type="percentage" office:value="0.83501368036235712" table:style-name="ce38">
            <text:p>83,5%</text:p>
          </table:table-cell>
          <table:table-cell office:value-type="float" office:value="1608335" table:style-name="ce37">
            <text:p>1.608.335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8918024484957847" table:style-name="ce38">
            <text:p>88,9%</text:p>
          </table:table-cell>
          <table:table-cell office:value-type="percentage" office:value="0.7863868990197147" table:style-name="ce38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8520" table:style-name="ce37">
            <text:p>458.520</text:p>
          </table:table-cell>
          <table:table-cell office:value-type="percentage" office:value="1" table:style-name="ce38">
            <text:p>100,0%</text:p>
          </table:table-cell>
          <table:table-cell office:value-type="float" office:value="617824" table:style-name="ce37">
            <text:p>617.824</text:p>
          </table:table-cell>
          <table:table-cell office:value-type="percentage" office:value="0.97250398242068214" table:style-name="ce38">
            <text:p>97,3%</text:p>
          </table:table-cell>
          <table:table-cell office:value-type="float" office:value="797693" table:style-name="ce37">
            <text:p>797.693</text:p>
          </table:table-cell>
          <table:table-cell office:value-type="percentage" office:value="0.95237373206747022" table:style-name="ce38">
            <text:p>95,2%</text:p>
          </table:table-cell>
          <table:table-cell office:value-type="float" office:value="1021382" table:style-name="ce37">
            <text:p>1.021.382</text:p>
          </table:table-cell>
          <table:table-cell office:value-type="percentage" office:value="0.93551997655205266" table:style-name="ce38">
            <text:p>93,6%</text:p>
          </table:table-cell>
          <table:table-cell office:value-type="float" office:value="1119922" table:style-name="ce37">
            <text:p>1.119.922</text:p>
          </table:table-cell>
          <table:table-cell office:value-type="percentage" office:value="0.85051661091091357" table:style-name="ce38">
            <text:p>85,1%</text:p>
          </table:table-cell>
          <table:table-cell office:value-type="float" office:value="762099" table:style-name="ce37">
            <text:p>762.099</text:p>
          </table:table-cell>
          <table:table-cell office:value-type="percentage" office:value="0.72952428177038864" table:style-name="ce38">
            <text:p>73,0%</text:p>
          </table:table-cell>
          <table:table-cell office:value-type="float" office:value="614041" table:style-name="ce37">
            <text:p>614.041</text:p>
          </table:table-cell>
          <table:table-cell office:value-type="percentage" office:value="0.73192917210510944" table:style-name="ce38">
            <text:p>73,2%</text:p>
          </table:table-cell>
          <table:table-cell office:value-type="float" office:value="511155" table:style-name="ce37">
            <text:p>511.155</text:p>
          </table:table-cell>
          <table:table-cell office:value-type="percentage" office:value="0.77900256947174951" table:style-name="ce38">
            <text:p>77,9%</text:p>
          </table:table-cell>
          <table:table-cell office:value-type="float" office:value="5902636" table:style-name="ce37">
            <text:p>5.902.636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5939525592717914" table:style-name="ce38">
            <text:p>85,9%</text:p>
          </table:table-cell>
          <table:table-cell office:value-type="percentage" office:value="0.75864686480099752" table:style-name="ce38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7139" table:style-name="ce37">
            <text:p>297.139</text:p>
          </table:table-cell>
          <table:table-cell office:value-type="percentage" office:value="1" table:style-name="ce38">
            <text:p>100,0%</text:p>
          </table:table-cell>
          <table:table-cell office:value-type="float" office:value="434183" table:style-name="ce37">
            <text:p>434.183</text:p>
          </table:table-cell>
          <table:table-cell office:value-type="percentage" office:value="0.99159780935545905" table:style-name="ce38">
            <text:p>99,2%</text:p>
          </table:table-cell>
          <table:table-cell office:value-type="float" office:value="569367" table:style-name="ce37">
            <text:p>569.367</text:p>
          </table:table-cell>
          <table:table-cell office:value-type="percentage" office:value="0.98043662437492252" table:style-name="ce38">
            <text:p>98,0%</text:p>
          </table:table-cell>
          <table:table-cell office:value-type="float" office:value="713926" table:style-name="ce37">
            <text:p>713.926</text:p>
          </table:table-cell>
          <table:table-cell office:value-type="percentage" office:value="0.94894820651465972" table:style-name="ce38">
            <text:p>94,9%</text:p>
          </table:table-cell>
          <table:table-cell office:value-type="float" office:value="750777" table:style-name="ce37">
            <text:p>750.777</text:p>
          </table:table-cell>
          <table:table-cell office:value-type="percentage" office:value="0.88161998525108387" table:style-name="ce38">
            <text:p>88,2%</text:p>
          </table:table-cell>
          <table:table-cell office:value-type="float" office:value="505585" table:style-name="ce37">
            <text:p>505.585</text:p>
          </table:table-cell>
          <table:table-cell office:value-type="percentage" office:value="0.77931096138936029" table:style-name="ce38">
            <text:p>77,9%</text:p>
          </table:table-cell>
          <table:table-cell office:value-type="float" office:value="419651" table:style-name="ce37">
            <text:p>419.651</text:p>
          </table:table-cell>
          <table:table-cell office:value-type="percentage" office:value="0.8130785893367124" table:style-name="ce38">
            <text:p>81,3%</text:p>
          </table:table-cell>
          <table:table-cell office:value-type="float" office:value="362493" table:style-name="ce37">
            <text:p>362.493</text:p>
          </table:table-cell>
          <table:table-cell office:value-type="percentage" office:value="0.85386697320101479" table:style-name="ce38">
            <text:p>85,4%</text:p>
          </table:table-cell>
          <table:table-cell office:value-type="float" office:value="4053121" table:style-name="ce37">
            <text:p>4.053.121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90300947385283015" table:style-name="ce38">
            <text:p>90,3%</text:p>
          </table:table-cell>
          <table:table-cell office:value-type="percentage" office:value="0.80143130210606217" table:style-name="ce38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8241" table:style-name="ce37">
            <text:p>78.241</text:p>
          </table:table-cell>
          <table:table-cell office:value-type="percentage" office:value="1" table:style-name="ce38">
            <text:p>100,0%</text:p>
          </table:table-cell>
          <table:table-cell office:value-type="float" office:value="95886" table:style-name="ce37">
            <text:p>95.886</text:p>
          </table:table-cell>
          <table:table-cell office:value-type="percentage" office:value="1" table:style-name="ce38">
            <text:p>100,0%</text:p>
          </table:table-cell>
          <table:table-cell office:value-type="float" office:value="132753" table:style-name="ce37">
            <text:p>132.753</text:p>
          </table:table-cell>
          <table:table-cell office:value-type="percentage" office:value="1" table:style-name="ce38">
            <text:p>100,0%</text:p>
          </table:table-cell>
          <table:table-cell office:value-type="float" office:value="161320" table:style-name="ce37">
            <text:p>161.320</text:p>
          </table:table-cell>
          <table:table-cell office:value-type="percentage" office:value="0.95333774583963693" table:style-name="ce38">
            <text:p>95,3%</text:p>
          </table:table-cell>
          <table:table-cell office:value-type="float" office:value="145998" table:style-name="ce37">
            <text:p>145.998</text:p>
          </table:table-cell>
          <table:table-cell office:value-type="percentage" office:value="0.9153823968299748" table:style-name="ce38">
            <text:p>91,5%</text:p>
          </table:table-cell>
          <table:table-cell office:value-type="float" office:value="112511" table:style-name="ce37">
            <text:p>112.511</text:p>
          </table:table-cell>
          <table:table-cell office:value-type="percentage" office:value="0.84291161905618117" table:style-name="ce38">
            <text:p>84,3%</text:p>
          </table:table-cell>
          <table:table-cell office:value-type="float" office:value="92004" table:style-name="ce37">
            <text:p>92.004</text:p>
          </table:table-cell>
          <table:table-cell office:value-type="percentage" office:value="0.81189551711966113" table:style-name="ce38">
            <text:p>81,2%</text:p>
          </table:table-cell>
          <table:table-cell office:value-type="float" office:value="74761" table:style-name="ce37">
            <text:p>74.761</text:p>
          </table:table-cell>
          <table:table-cell office:value-type="percentage" office:value="0.88213569321533924" table:style-name="ce38">
            <text:p>88,2%</text:p>
          </table:table-cell>
          <table:table-cell office:value-type="float" office:value="893474" table:style-name="ce37">
            <text:p>893.474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3710858714314638" table:style-name="ce38">
            <text:p>93,7%</text:p>
          </table:table-cell>
          <table:table-cell office:value-type="percentage" office:value="0.83974146300659691" table:style-name="ce38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2160" table:style-name="ce37">
            <text:p>242.160</text:p>
          </table:table-cell>
          <table:table-cell office:value-type="percentage" office:value="1" table:style-name="ce38">
            <text:p>100,0%</text:p>
          </table:table-cell>
          <table:table-cell office:value-type="float" office:value="291166" table:style-name="ce37">
            <text:p>291.166</text:p>
          </table:table-cell>
          <table:table-cell office:value-type="percentage" office:value="1" table:style-name="ce38">
            <text:p>100,0%</text:p>
          </table:table-cell>
          <table:table-cell office:value-type="float" office:value="345492" table:style-name="ce37">
            <text:p>345.492</text:p>
          </table:table-cell>
          <table:table-cell office:value-type="percentage" office:value="0.99586368313795126" table:style-name="ce38">
            <text:p>99,6%</text:p>
          </table:table-cell>
          <table:table-cell office:value-type="float" office:value="390263" table:style-name="ce37">
            <text:p>390.263</text:p>
          </table:table-cell>
          <table:table-cell office:value-type="percentage" office:value="0.96150178989822344" table:style-name="ce38">
            <text:p>96,2%</text:p>
          </table:table-cell>
          <table:table-cell office:value-type="float" office:value="406913" table:style-name="ce37">
            <text:p>406.913</text:p>
          </table:table-cell>
          <table:table-cell office:value-type="percentage" office:value="0.91808149884594814" table:style-name="ce38">
            <text:p>91,8%</text:p>
          </table:table-cell>
          <table:table-cell office:value-type="float" office:value="262035" table:style-name="ce37">
            <text:p>262.035</text:p>
          </table:table-cell>
          <table:table-cell office:value-type="percentage" office:value="0.8102304210161777" table:style-name="ce38">
            <text:p>81,0%</text:p>
          </table:table-cell>
          <table:table-cell office:value-type="float" office:value="197012" table:style-name="ce37">
            <text:p>197.012</text:p>
          </table:table-cell>
          <table:table-cell office:value-type="percentage" office:value="0.85293595577125392" table:style-name="ce38">
            <text:p>85,3%</text:p>
          </table:table-cell>
          <table:table-cell office:value-type="float" office:value="166729" table:style-name="ce37">
            <text:p>166.729</text:p>
          </table:table-cell>
          <table:table-cell office:value-type="percentage" office:value="0.92623620192548073" table:style-name="ce38">
            <text:p>92,6%</text:p>
          </table:table-cell>
          <table:table-cell office:value-type="float" office:value="2301770" table:style-name="ce37">
            <text:p>2.301.770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3777666055407682" table:style-name="ce38">
            <text:p>93,8%</text:p>
          </table:table-cell>
          <table:table-cell office:value-type="percentage" office:value="0.85193345668233145" table:style-name="ce38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355" table:style-name="ce37">
            <text:p>23.355</text:p>
          </table:table-cell>
          <table:table-cell office:value-type="percentage" office:value="1" table:style-name="ce38">
            <text:p>100,0%</text:p>
          </table:table-cell>
          <table:table-cell office:value-type="float" office:value="28645" table:style-name="ce37">
            <text:p>28.645</text:p>
          </table:table-cell>
          <table:table-cell office:value-type="percentage" office:value="1" table:style-name="ce38">
            <text:p>100,0%</text:p>
          </table:table-cell>
          <table:table-cell office:value-type="float" office:value="37962" table:style-name="ce37">
            <text:p>37.962</text:p>
          </table:table-cell>
          <table:table-cell office:value-type="percentage" office:value="1" table:style-name="ce38">
            <text:p>100,0%</text:p>
          </table:table-cell>
          <table:table-cell office:value-type="float" office:value="45251" table:style-name="ce37">
            <text:p>45.251</text:p>
          </table:table-cell>
          <table:table-cell office:value-type="percentage" office:value="0.94937479019805304" table:style-name="ce38">
            <text:p>94,9%</text:p>
          </table:table-cell>
          <table:table-cell office:value-type="float" office:value="47306" table:style-name="ce37">
            <text:p>47.306</text:p>
          </table:table-cell>
          <table:table-cell office:value-type="percentage" office:value="0.89345949723308216" table:style-name="ce38">
            <text:p>89,3%</text:p>
          </table:table-cell>
          <table:table-cell office:value-type="float" office:value="30560" table:style-name="ce37">
            <text:p>30.560</text:p>
          </table:table-cell>
          <table:table-cell office:value-type="percentage" office:value="0.77723238129148753" table:style-name="ce38">
            <text:p>77,7%</text:p>
          </table:table-cell>
          <table:table-cell office:value-type="float" office:value="23176" table:style-name="ce37">
            <text:p>23.176</text:p>
          </table:table-cell>
          <table:table-cell office:value-type="percentage" office:value="0.76091667213868275" table:style-name="ce38">
            <text:p>76,1%</text:p>
          </table:table-cell>
          <table:table-cell office:value-type="float" office:value="20888" table:style-name="ce37">
            <text:p>20.888</text:p>
          </table:table-cell>
          <table:table-cell office:value-type="percentage" office:value="0.81811060629797905" table:style-name="ce38">
            <text:p>81,8%</text:p>
          </table:table-cell>
          <table:table-cell office:value-type="float" office:value="257143" table:style-name="ce37">
            <text:p>257.143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90552875303729263" table:style-name="ce38">
            <text:p>90,6%</text:p>
          </table:table-cell>
          <table:table-cell office:value-type="percentage" office:value="0.80378789299624276" table:style-name="ce38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3580" table:style-name="ce37">
            <text:p>373.580</text:p>
          </table:table-cell>
          <table:table-cell office:value-type="percentage" office:value="1" table:style-name="ce38">
            <text:p>100,0%</text:p>
          </table:table-cell>
          <table:table-cell office:value-type="float" office:value="510432" table:style-name="ce37">
            <text:p>510.432</text:p>
          </table:table-cell>
          <table:table-cell office:value-type="percentage" office:value="0.97025363014440746" table:style-name="ce38">
            <text:p>97,0%</text:p>
          </table:table-cell>
          <table:table-cell office:value-type="float" office:value="687072" table:style-name="ce37">
            <text:p>687.072</text:p>
          </table:table-cell>
          <table:table-cell office:value-type="percentage" office:value="0.9768939733237787" table:style-name="ce38">
            <text:p>97,7%</text:p>
          </table:table-cell>
          <table:table-cell office:value-type="float" office:value="936880" table:style-name="ce37">
            <text:p>936.880</text:p>
          </table:table-cell>
          <table:table-cell office:value-type="percentage" office:value="0.96309248825277582" table:style-name="ce38">
            <text:p>96,3%</text:p>
          </table:table-cell>
          <table:table-cell office:value-type="float" office:value="1023493" table:style-name="ce37">
            <text:p>1.023.493</text:p>
          </table:table-cell>
          <table:table-cell office:value-type="percentage" office:value="0.87780313575552049" table:style-name="ce38">
            <text:p>87,8%</text:p>
          </table:table-cell>
          <table:table-cell office:value-type="float" office:value="733643" table:style-name="ce37">
            <text:p>733.643</text:p>
          </table:table-cell>
          <table:table-cell office:value-type="percentage" office:value="0.77254854471168022" table:style-name="ce38">
            <text:p>77,3%</text:p>
          </table:table-cell>
          <table:table-cell office:value-type="float" office:value="583036" table:style-name="ce37">
            <text:p>583.036</text:p>
          </table:table-cell>
          <table:table-cell office:value-type="percentage" office:value="0.78526010976800564" table:style-name="ce38">
            <text:p>78,5%</text:p>
          </table:table-cell>
          <table:table-cell office:value-type="float" office:value="441582" table:style-name="ce37">
            <text:p>441.582</text:p>
          </table:table-cell>
          <table:table-cell office:value-type="percentage" office:value="0.79773892495962362" table:style-name="ce38">
            <text:p>79,8%</text:p>
          </table:table-cell>
          <table:table-cell office:value-type="float" office:value="5289718" table:style-name="ce37">
            <text:p>5.289.718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8487349398295767" table:style-name="ce38">
            <text:p>88,5%</text:p>
          </table:table-cell>
          <table:table-cell office:value-type="percentage" office:value="0.78020728366014303" table:style-name="ce38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3928" table:style-name="ce37">
            <text:p>73.928</text:p>
          </table:table-cell>
          <table:table-cell office:value-type="percentage" office:value="1" table:style-name="ce38">
            <text:p>100,0%</text:p>
          </table:table-cell>
          <table:table-cell office:value-type="float" office:value="103186" table:style-name="ce37">
            <text:p>103.186</text:p>
          </table:table-cell>
          <table:table-cell office:value-type="percentage" office:value="1" table:style-name="ce38">
            <text:p>100,0%</text:p>
          </table:table-cell>
          <table:table-cell office:value-type="float" office:value="147933" table:style-name="ce37">
            <text:p>147.933</text:p>
          </table:table-cell>
          <table:table-cell office:value-type="percentage" office:value="1" table:style-name="ce38">
            <text:p>100,0%</text:p>
          </table:table-cell>
          <table:table-cell office:value-type="float" office:value="206808" table:style-name="ce37">
            <text:p>206.808</text:p>
          </table:table-cell>
          <table:table-cell office:value-type="percentage" office:value="0.96976403946430578" table:style-name="ce38">
            <text:p>97,0%</text:p>
          </table:table-cell>
          <table:table-cell office:value-type="float" office:value="230227" table:style-name="ce37">
            <text:p>230.227</text:p>
          </table:table-cell>
          <table:table-cell office:value-type="percentage" office:value="0.90584559937361553" table:style-name="ce38">
            <text:p>90,6%</text:p>
          </table:table-cell>
          <table:table-cell office:value-type="float" office:value="164569" table:style-name="ce37">
            <text:p>164.569</text:p>
          </table:table-cell>
          <table:table-cell office:value-type="percentage" office:value="0.78740018085864794" table:style-name="ce38">
            <text:p>78,7%</text:p>
          </table:table-cell>
          <table:table-cell office:value-type="float" office:value="137799" table:style-name="ce37">
            <text:p>137.799</text:p>
          </table:table-cell>
          <table:table-cell office:value-type="percentage" office:value="0.80000348334958893" table:style-name="ce38">
            <text:p>80,0%</text:p>
          </table:table-cell>
          <table:table-cell office:value-type="float" office:value="116587" table:style-name="ce37">
            <text:p>116.587</text:p>
          </table:table-cell>
          <table:table-cell office:value-type="percentage" office:value="0.82164855455480856" table:style-name="ce38">
            <text:p>82,2%</text:p>
          </table:table-cell>
          <table:table-cell office:value-type="float" office:value="1181037" table:style-name="ce37">
            <text:p>1.181.037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90146068693579373" table:style-name="ce38">
            <text:p>90,1%</text:p>
          </table:table-cell>
          <table:table-cell office:value-type="percentage" office:value="0.78149625707443704" table:style-name="ce38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491" table:style-name="ce37">
            <text:p>42.491</text:p>
          </table:table-cell>
          <table:table-cell office:value-type="percentage" office:value="1" table:style-name="ce38">
            <text:p>100,0%</text:p>
          </table:table-cell>
          <table:table-cell office:value-type="float" office:value="55869" table:style-name="ce37">
            <text:p>55.869</text:p>
          </table:table-cell>
          <table:table-cell office:value-type="percentage" office:value="1" table:style-name="ce38">
            <text:p>100,0%</text:p>
          </table:table-cell>
          <table:table-cell office:value-type="float" office:value="72125" table:style-name="ce37">
            <text:p>72.125</text:p>
          </table:table-cell>
          <table:table-cell office:value-type="percentage" office:value="0.97672119603488439" table:style-name="ce38">
            <text:p>97,7%</text:p>
          </table:table-cell>
          <table:table-cell office:value-type="float" office:value="91399" table:style-name="ce37">
            <text:p>91.399</text:p>
          </table:table-cell>
          <table:table-cell office:value-type="percentage" office:value="0.94523962190001443" table:style-name="ce38">
            <text:p>94,5%</text:p>
          </table:table-cell>
          <table:table-cell office:value-type="float" office:value="94926" table:style-name="ce37">
            <text:p>94.926</text:p>
          </table:table-cell>
          <table:table-cell office:value-type="percentage" office:value="0.878928167996889" table:style-name="ce38">
            <text:p>87,9%</text:p>
          </table:table-cell>
          <table:table-cell office:value-type="float" office:value="63394" table:style-name="ce37">
            <text:p>63.394</text:p>
          </table:table-cell>
          <table:table-cell office:value-type="percentage" office:value="0.77936096187654447" table:style-name="ce38">
            <text:p>77,9%</text:p>
          </table:table-cell>
          <table:table-cell office:value-type="float" office:value="55834" table:style-name="ce37">
            <text:p>55.834</text:p>
          </table:table-cell>
          <table:table-cell office:value-type="percentage" office:value="0.8195575909698064" table:style-name="ce38">
            <text:p>82,0%</text:p>
          </table:table-cell>
          <table:table-cell office:value-type="float" office:value="47346" table:style-name="ce37">
            <text:p>47.346</text:p>
          </table:table-cell>
          <table:table-cell office:value-type="percentage" office:value="0.83964673334752071" table:style-name="ce38">
            <text:p>84,0%</text:p>
          </table:table-cell>
          <table:table-cell office:value-type="float" office:value="523384" table:style-name="ce37">
            <text:p>523.384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90028450823422557" table:style-name="ce38">
            <text:p>90,0%</text:p>
          </table:table-cell>
          <table:table-cell office:value-type="percentage" office:value="0.79157043967229135" table:style-name="ce38">
            <text:p>79,2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4113" table:style-name="ce37">
            <text:p>164.113</text:p>
          </table:table-cell>
          <table:table-cell office:value-type="percentage" office:value="1" table:style-name="ce38">
            <text:p>100,0%</text:p>
          </table:table-cell>
          <table:table-cell office:value-type="float" office:value="213641" table:style-name="ce37">
            <text:p>213.641</text:p>
          </table:table-cell>
          <table:table-cell office:value-type="percentage" office:value="1" table:style-name="ce38">
            <text:p>100,0%</text:p>
          </table:table-cell>
          <table:table-cell office:value-type="float" office:value="278245" table:style-name="ce37">
            <text:p>278.245</text:p>
          </table:table-cell>
          <table:table-cell office:value-type="percentage" office:value="0.99330998611304477" table:style-name="ce38">
            <text:p>99,3%</text:p>
          </table:table-cell>
          <table:table-cell office:value-type="float" office:value="323017" table:style-name="ce37">
            <text:p>323.017</text:p>
          </table:table-cell>
          <table:table-cell office:value-type="percentage" office:value="0.9501142724360766" table:style-name="ce38">
            <text:p>95,0%</text:p>
          </table:table-cell>
          <table:table-cell office:value-type="float" office:value="318973" table:style-name="ce37">
            <text:p>318.973</text:p>
          </table:table-cell>
          <table:table-cell office:value-type="percentage" office:value="0.88081726879350952" table:style-name="ce38">
            <text:p>88,1%</text:p>
          </table:table-cell>
          <table:table-cell office:value-type="float" office:value="199954" table:style-name="ce37">
            <text:p>199.954</text:p>
          </table:table-cell>
          <table:table-cell office:value-type="percentage" office:value="0.76745105414461334" table:style-name="ce38">
            <text:p>76,7%</text:p>
          </table:table-cell>
          <table:table-cell office:value-type="float" office:value="158442" table:style-name="ce37">
            <text:p>158.442</text:p>
          </table:table-cell>
          <table:table-cell office:value-type="percentage" office:value="0.78617999940456695" table:style-name="ce38">
            <text:p>78,6%</text:p>
          </table:table-cell>
          <table:table-cell office:value-type="float" office:value="141223" table:style-name="ce37">
            <text:p>141.223</text:p>
          </table:table-cell>
          <table:table-cell office:value-type="percentage" office:value="0.83759178202436446" table:style-name="ce38">
            <text:p>83,8%</text:p>
          </table:table-cell>
          <table:table-cell office:value-type="float" office:value="1797608" table:style-name="ce37">
            <text:p>1.797.608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90607845084258976" table:style-name="ce38">
            <text:p>90,6%</text:p>
          </table:table-cell>
          <table:table-cell office:value-type="percentage" office:value="0.80954954370719445" table:style-name="ce38">
            <text:p>81,0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96" table:style-name="ce37">
            <text:p>2.396</text:p>
          </table:table-cell>
          <table:table-cell office:value-type="percentage" office:value="0.91976967370441454" table:style-name="ce38">
            <text:p>92,0%</text:p>
          </table:table-cell>
          <table:table-cell office:value-type="float" office:value="3885" table:style-name="ce37">
            <text:p>3.885</text:p>
          </table:table-cell>
          <table:table-cell office:value-type="percentage" office:value="0.89972209356183419" table:style-name="ce38">
            <text:p>90,0%</text:p>
          </table:table-cell>
          <table:table-cell office:value-type="float" office:value="7624" table:style-name="ce37">
            <text:p>7.624</text:p>
          </table:table-cell>
          <table:table-cell office:value-type="percentage" office:value="0.97034491536209744" table:style-name="ce38">
            <text:p>97,0%</text:p>
          </table:table-cell>
          <table:table-cell office:value-type="float" office:value="10515" table:style-name="ce37">
            <text:p>10.515</text:p>
          </table:table-cell>
          <table:table-cell office:value-type="percentage" office:value="0.90991692627206644" table:style-name="ce38">
            <text:p>91,0%</text:p>
          </table:table-cell>
          <table:table-cell office:value-type="float" office:value="11025" table:style-name="ce37">
            <text:p>11.025</text:p>
          </table:table-cell>
          <table:table-cell office:value-type="percentage" office:value="0.87209302325581395" table:style-name="ce38">
            <text:p>87,2%</text:p>
          </table:table-cell>
          <table:table-cell office:value-type="float" office:value="9038" table:style-name="ce37">
            <text:p>9.038</text:p>
          </table:table-cell>
          <table:table-cell office:value-type="percentage" office:value="0.75987893055322009" table:style-name="ce38">
            <text:p>76,0%</text:p>
          </table:table-cell>
          <table:table-cell office:value-type="float" office:value="8864" table:style-name="ce37">
            <text:p>8.864</text:p>
          </table:table-cell>
          <table:table-cell office:value-type="percentage" office:value="0.80824291054983133" table:style-name="ce38">
            <text:p>80,8%</text:p>
          </table:table-cell>
          <table:table-cell office:value-type="float" office:value="8001" table:style-name="ce37">
            <text:p>8.001</text:p>
          </table:table-cell>
          <table:table-cell office:value-type="percentage" office:value="0.87672583826429984" table:style-name="ce38">
            <text:p>87,7%</text:p>
          </table:table-cell>
          <table:table-cell office:value-type="float" office:value="61348" table:style-name="ce37">
            <text:p>61.348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644824913689847" table:style-name="ce38">
            <text:p>86,4%</text:p>
          </table:table-cell>
          <table:table-cell office:value-type="percentage" office:value="0.72858126885347141" table:style-name="ce38">
            <text:p>72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2009" table:style-name="ce37">
            <text:p>2.009</text:p>
          </table:table-cell>
          <table:table-cell office:value-type="percentage" office:value="0.85525755640698164" table:style-name="ce38">
            <text:p>85,5%</text:p>
          </table:table-cell>
          <table:table-cell office:value-type="float" office:value="3308" table:style-name="ce37">
            <text:p>3.308</text:p>
          </table:table-cell>
          <table:table-cell office:value-type="percentage" office:value="0.88260405549626464" table:style-name="ce38">
            <text:p>88,3%</text:p>
          </table:table-cell>
          <table:table-cell office:value-type="float" office:value="7143" table:style-name="ce37">
            <text:p>7.143</text:p>
          </table:table-cell>
          <table:table-cell office:value-type="percentage" office:value="0.91261019547719435" table:style-name="ce38">
            <text:p>91,3%</text:p>
          </table:table-cell>
          <table:table-cell office:value-type="float" office:value="9638" table:style-name="ce37">
            <text:p>9.638</text:p>
          </table:table-cell>
          <table:table-cell office:value-type="percentage" office:value="0.8529958403398531" table:style-name="ce38">
            <text:p>85,3%</text:p>
          </table:table-cell>
          <table:table-cell office:value-type="float" office:value="9979" table:style-name="ce37">
            <text:p>9.979</text:p>
          </table:table-cell>
          <table:table-cell office:value-type="percentage" office:value="0.83144475920679883" table:style-name="ce38">
            <text:p>83,1%</text:p>
          </table:table-cell>
          <table:table-cell office:value-type="float" office:value="8479" table:style-name="ce37">
            <text:p>8.479</text:p>
          </table:table-cell>
          <table:table-cell office:value-type="percentage" office:value="0.69883788016154291" table:style-name="ce38">
            <text:p>69,9%</text:p>
          </table:table-cell>
          <table:table-cell office:value-type="float" office:value="8422" table:style-name="ce37">
            <text:p>8.422</text:p>
          </table:table-cell>
          <table:table-cell office:value-type="percentage" office:value="0.70212588578574409" table:style-name="ce38">
            <text:p>70,2%</text:p>
          </table:table-cell>
          <table:table-cell office:value-type="float" office:value="7504" table:style-name="ce37">
            <text:p>7.504</text:p>
          </table:table-cell>
          <table:table-cell office:value-type="percentage" office:value="0.78378942970545229" table:style-name="ce38">
            <text:p>78,4%</text:p>
          </table:table-cell>
          <table:table-cell office:value-type="float" office:value="56482" table:style-name="ce37">
            <text:p>56.482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9633989876915701" table:style-name="ce38">
            <text:p>79,6%</text:p>
          </table:table-cell>
          <table:table-cell office:value-type="percentage" office:value="0.64865175249207585" table:style-name="ce38">
            <text:p>64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32" table:style-name="ce37">
            <text:p>32</text:p>
          </table:table-cell>
          <table:table-cell office:value-type="string" table:style-name="ce38">
            <text:p>-</text:p>
          </table:table-cell>
          <table:table-cell office:value-type="float" office:value="18" table:style-name="ce37">
            <text:p>18</text:p>
          </table:table-cell>
          <table:table-cell office:value-type="string" table:style-name="ce38">
            <text:p>-</text:p>
          </table:table-cell>
          <table:table-cell office:value-type="float" office:value="3525" table:style-name="ce37">
            <text:p>3.525</text:p>
          </table:table-cell>
          <table:table-cell office:value-type="string" table:style-name="ce38">
            <text:p>-</text:p>
          </table:table-cell>
          <table:table-cell office:value-type="float" office:value="9503" table:style-name="ce37">
            <text:p>9.503</text:p>
          </table:table-cell>
          <table:table-cell office:value-type="string" table:style-name="ce38">
            <text:p>-</text:p>
          </table:table-cell>
          <table:table-cell office:value-type="float" office:value="21980" table:style-name="ce37">
            <text:p>21.980</text:p>
          </table:table-cell>
          <table:table-cell office:value-type="string" table:style-name="ce38">
            <text:p>-</text:p>
          </table:table-cell>
          <table:table-cell office:value-type="float" office:value="31794" table:style-name="ce37">
            <text:p>31.794</text:p>
          </table:table-cell>
          <table:table-cell office:value-type="string" table:style-name="ce38">
            <text:p>-</text:p>
          </table:table-cell>
          <table:table-cell office:value-type="float" office:value="24511" table:style-name="ce37">
            <text:p>24.511</text:p>
          </table:table-cell>
          <table:table-cell office:value-type="string" table:style-name="ce38">
            <text:p>-</text:p>
          </table:table-cell>
          <table:table-cell office:value-type="float" office:value="1168" table:style-name="ce37">
            <text:p>1.168</text:p>
          </table:table-cell>
          <table:table-cell office:value-type="string" table:style-name="ce38">
            <text:p>-</text:p>
          </table:table-cell>
          <table:table-cell office:value-type="float" office:value="92531" table:style-name="ce37">
            <text:p>92.531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9">
            <text:p>Sanidad Exterior</text:p>
          </table:table-cell>
          <table:table-cell office:value-type="float" office:value="26" table:style-name="ce40">
            <text:p>26</text:p>
          </table:table-cell>
          <table:table-cell office:value-type="string" table:style-name="ce41">
            <text:p>-</text:p>
          </table:table-cell>
          <table:table-cell office:value-type="float" office:value="33" table:style-name="ce40">
            <text:p>33</text:p>
          </table:table-cell>
          <table:table-cell office:value-type="string" table:style-name="ce41">
            <text:p>-</text:p>
          </table:table-cell>
          <table:table-cell office:value-type="float" office:value="213" table:style-name="ce40">
            <text:p>213</text:p>
          </table:table-cell>
          <table:table-cell office:value-type="string" table:style-name="ce41">
            <text:p>-</text:p>
          </table:table-cell>
          <table:table-cell office:value-type="float" office:value="622" table:style-name="ce40">
            <text:p>622</text:p>
          </table:table-cell>
          <table:table-cell office:value-type="string" table:style-name="ce41">
            <text:p>-</text:p>
          </table:table-cell>
          <table:table-cell office:value-type="float" office:value="1178" table:style-name="ce40">
            <text:p>1.178</text:p>
          </table:table-cell>
          <table:table-cell office:value-type="string" table:style-name="ce41">
            <text:p>-</text:p>
          </table:table-cell>
          <table:table-cell office:value-type="float" office:value="1331" table:style-name="ce40">
            <text:p>1.331</text:p>
          </table:table-cell>
          <table:table-cell office:value-type="string" table:style-name="ce41">
            <text:p>-</text:p>
          </table:table-cell>
          <table:table-cell office:value-type="float" office:value="1122" table:style-name="ce40">
            <text:p>1.122</text:p>
          </table:table-cell>
          <table:table-cell office:value-type="string" table:style-name="ce41">
            <text:p>-</text:p>
          </table:table-cell>
          <table:table-cell office:value-type="float" office:value="168" table:style-name="ce40">
            <text:p>168</text:p>
          </table:table-cell>
          <table:table-cell office:value-type="string" table:style-name="ce41">
            <text:p>-</text:p>
          </table:table-cell>
          <table:table-cell office:value-type="float" office:value="4693" table:style-name="ce40">
            <text:p>4.693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4" table:style-name="ce21"/>
          <table:table-cell table:number-columns-repeated="16339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935978" table:style-name="ce44">
            <text:p>2.935.978</text:p>
          </table:table-cell>
          <table:table-cell office:value-type="percentage" office:value="1" table:style-name="ce45">
            <text:p>100,0%</text:p>
          </table:table-cell>
          <table:table-cell office:value-type="float" office:value="3940256" table:style-name="ce44">
            <text:p>3.940.256</text:p>
          </table:table-cell>
          <table:table-cell office:value-type="percentage" office:value="0.99500283456374861" table:style-name="ce45">
            <text:p>99,5%</text:p>
          </table:table-cell>
          <table:table-cell office:value-type="float" office:value="5269373" table:style-name="ce44">
            <text:p>5.269.373</text:p>
          </table:table-cell>
          <table:table-cell office:value-type="percentage" office:value="0.98733123901767772" table:style-name="ce45">
            <text:p>98,7%</text:p>
          </table:table-cell>
          <table:table-cell office:value-type="float" office:value="6661698" table:style-name="ce44">
            <text:p>6.661.698</text:p>
          </table:table-cell>
          <table:table-cell office:value-type="percentage" office:value="0.94716453400435019" table:style-name="ce45">
            <text:p>94,7%</text:p>
          </table:table-cell>
          <table:table-cell office:value-type="float" office:value="6939057" table:style-name="ce44">
            <text:p>6.939.057</text:p>
          </table:table-cell>
          <table:table-cell office:value-type="percentage" office:value="0.87928132931951486" table:style-name="ce45">
            <text:p>87,9%</text:p>
          </table:table-cell>
          <table:table-cell office:value-type="float" office:value="4837199" table:style-name="ce44">
            <text:p>4.837.199</text:p>
          </table:table-cell>
          <table:table-cell office:value-type="percentage" office:value="0.77638621450329937" table:style-name="ce45">
            <text:p>77,6%</text:p>
          </table:table-cell>
          <table:table-cell office:value-type="float" office:value="3903800" table:style-name="ce44">
            <text:p>3.903.800</text:p>
          </table:table-cell>
          <table:table-cell office:value-type="percentage" office:value="0.78950135904737251" table:style-name="ce45">
            <text:p>79,0%</text:p>
          </table:table-cell>
          <table:table-cell office:value-type="float" office:value="3240396" table:style-name="ce44">
            <text:p>3.240.396</text:p>
          </table:table-cell>
          <table:table-cell office:value-type="percentage" office:value="0.83328815954798097" table:style-name="ce45">
            <text:p>83,3%</text:p>
          </table:table-cell>
          <table:table-cell office:value-type="float" office:value="37727757" table:style-name="ce44">
            <text:p>37.727.757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9572440551572063" table:style-name="ce45">
            <text:p>89,6%</text:p>
          </table:table-cell>
          <table:table-cell office:value-type="percentage" office:value="0.79509220024659233" table:style-name="ce45">
            <text:p>79,5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7"/>
          <table:table-cell office:value-type="string" table:style-name="ce28">
            <text:p>Personas pauta completa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pauta completa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pauta completa sobre Población a Vacunar INE</text:p>
          </table:table-cell>
          <table:table-cell office:value-type="string" table:style-name="ce31">
            <text:p>% pauta completa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27345" table:style-name="ce34">
            <text:p>427.345</text:p>
          </table:table-cell>
          <table:table-cell office:value-type="percentage" office:value="1" table:style-name="ce35">
            <text:p>100,0%</text:p>
          </table:table-cell>
          <table:table-cell office:value-type="float" office:value="648224" table:style-name="ce34">
            <text:p>648.224</text:p>
          </table:table-cell>
          <table:table-cell office:value-type="percentage" office:value="0.99668348245105565" table:style-name="ce35">
            <text:p>99,7%</text:p>
          </table:table-cell>
          <table:table-cell office:value-type="float" office:value="915309" table:style-name="ce34">
            <text:p>915.309</text:p>
          </table:table-cell>
          <table:table-cell office:value-type="percentage" office:value="0.99908529962986292" table:style-name="ce35">
            <text:p>99,9%</text:p>
          </table:table-cell>
          <table:table-cell office:value-type="float" office:value="1195539" table:style-name="ce34">
            <text:p>1.195.539</text:p>
          </table:table-cell>
          <table:table-cell office:value-type="percentage" office:value="0.94507442959444943" table:style-name="ce35">
            <text:p>94,5%</text:p>
          </table:table-cell>
          <table:table-cell office:value-type="float" office:value="1220285" table:style-name="ce34">
            <text:p>1.220.285</text:p>
          </table:table-cell>
          <table:table-cell office:value-type="percentage" office:value="0.88099968666838979" table:style-name="ce35">
            <text:p>88,1%</text:p>
          </table:table-cell>
          <table:table-cell office:value-type="float" office:value="882426" table:style-name="ce34">
            <text:p>882.426</text:p>
          </table:table-cell>
          <table:table-cell office:value-type="percentage" office:value="0.77391058017903613" table:style-name="ce35">
            <text:p>77,4%</text:p>
          </table:table-cell>
          <table:table-cell office:value-type="float" office:value="704008" table:style-name="ce34">
            <text:p>704.008</text:p>
          </table:table-cell>
          <table:table-cell office:value-type="percentage" office:value="0.75808035560456222" table:style-name="ce35">
            <text:p>75,8%</text:p>
          </table:table-cell>
          <table:table-cell office:value-type="float" office:value="605910" table:style-name="ce34">
            <text:p>605.910</text:p>
          </table:table-cell>
          <table:table-cell office:value-type="percentage" office:value="0.80476074734329739" table:style-name="ce35">
            <text:p>80,5%</text:p>
          </table:table-cell>
          <table:table-cell office:value-type="float" office:value="6599046" table:style-name="ce34">
            <text:p>6.599.046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88554322847298872" table:style-name="ce35">
            <text:p>88,6%</text:p>
          </table:table-cell>
          <table:table-cell office:value-type="percentage" office:value="0.77962258685217434" table:style-name="ce35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99832" table:style-name="ce37">
            <text:p>99.832</text:p>
          </table:table-cell>
          <table:table-cell office:value-type="percentage" office:value="1" table:style-name="ce38">
            <text:p>100,0%</text:p>
          </table:table-cell>
          <table:table-cell office:value-type="float" office:value="118361" table:style-name="ce37">
            <text:p>118.361</text:p>
          </table:table-cell>
          <table:table-cell office:value-type="percentage" office:value="0.99500651506872351" table:style-name="ce38">
            <text:p>99,5%</text:p>
          </table:table-cell>
          <table:table-cell office:value-type="float" office:value="152070" table:style-name="ce37">
            <text:p>152.070</text:p>
          </table:table-cell>
          <table:table-cell office:value-type="percentage" office:value="0.97251977719083949" table:style-name="ce38">
            <text:p>97,3%</text:p>
          </table:table-cell>
          <table:table-cell office:value-type="float" office:value="183246" table:style-name="ce37">
            <text:p>183.246</text:p>
          </table:table-cell>
          <table:table-cell office:value-type="percentage" office:value="0.92424318844380782" table:style-name="ce38">
            <text:p>92,4%</text:p>
          </table:table-cell>
          <table:table-cell office:value-type="float" office:value="183809" table:style-name="ce37">
            <text:p>183.809</text:p>
          </table:table-cell>
          <table:table-cell office:value-type="percentage" office:value="0.85515229619015276" table:style-name="ce38">
            <text:p>85,5%</text:p>
          </table:table-cell>
          <table:table-cell office:value-type="float" office:value="119669" table:style-name="ce37">
            <text:p>119.669</text:p>
          </table:table-cell>
          <table:table-cell office:value-type="percentage" office:value="0.72841873318481187" table:style-name="ce38">
            <text:p>72,8%</text:p>
          </table:table-cell>
          <table:table-cell office:value-type="float" office:value="97330" table:style-name="ce37">
            <text:p>97.330</text:p>
          </table:table-cell>
          <table:table-cell office:value-type="percentage" office:value="0.74638998167191972" table:style-name="ce38">
            <text:p>74,6%</text:p>
          </table:table-cell>
          <table:table-cell office:value-type="float" office:value="81692" table:style-name="ce37">
            <text:p>81.692</text:p>
          </table:table-cell>
          <table:table-cell office:value-type="percentage" office:value="0.79228777313328613" table:style-name="ce38">
            <text:p>79,2%</text:p>
          </table:table-cell>
          <table:table-cell office:value-type="float" office:value="1036009" table:style-name="ce37">
            <text:p>1.036.009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7417034698186025" table:style-name="ce38">
            <text:p>87,4%</text:p>
          </table:table-cell>
          <table:table-cell office:value-type="percentage" office:value="0.77931097773341329" table:style-name="ce38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106" table:style-name="ce37">
            <text:p>88.106</text:p>
          </table:table-cell>
          <table:table-cell office:value-type="percentage" office:value="1" table:style-name="ce38">
            <text:p>100,0%</text:p>
          </table:table-cell>
          <table:table-cell office:value-type="float" office:value="113859" table:style-name="ce37">
            <text:p>113.859</text:p>
          </table:table-cell>
          <table:table-cell office:value-type="percentage" office:value="1" table:style-name="ce38">
            <text:p>100,0%</text:p>
          </table:table-cell>
          <table:table-cell office:value-type="float" office:value="147038" table:style-name="ce37">
            <text:p>147.038</text:p>
          </table:table-cell>
          <table:table-cell office:value-type="percentage" office:value="0.9825328094512602" table:style-name="ce38">
            <text:p>98,3%</text:p>
          </table:table-cell>
          <table:table-cell office:value-type="float" office:value="152068" table:style-name="ce37">
            <text:p>152.068</text:p>
          </table:table-cell>
          <table:table-cell office:value-type="percentage" office:value="0.93496879707338065" table:style-name="ce38">
            <text:p>93,5%</text:p>
          </table:table-cell>
          <table:table-cell office:value-type="float" office:value="149150" table:style-name="ce37">
            <text:p>149.150</text:p>
          </table:table-cell>
          <table:table-cell office:value-type="percentage" office:value="0.8931512099309552" table:style-name="ce38">
            <text:p>89,3%</text:p>
          </table:table-cell>
          <table:table-cell office:value-type="float" office:value="88400" table:style-name="ce37">
            <text:p>88.400</text:p>
          </table:table-cell>
          <table:table-cell office:value-type="percentage" office:value="0.77238294117133099" table:style-name="ce38">
            <text:p>77,2%</text:p>
          </table:table-cell>
          <table:table-cell office:value-type="float" office:value="63766" table:style-name="ce37">
            <text:p>63.766</text:p>
          </table:table-cell>
          <table:table-cell office:value-type="percentage" office:value="0.80603203094386366" table:style-name="ce38">
            <text:p>80,6%</text:p>
          </table:table-cell>
          <table:table-cell office:value-type="float" office:value="58092" table:style-name="ce37">
            <text:p>58.092</text:p>
          </table:table-cell>
          <table:table-cell office:value-type="percentage" office:value="0.90768749999999998" table:style-name="ce38">
            <text:p>90,8%</text:p>
          </table:table-cell>
          <table:table-cell office:value-type="float" office:value="860479" table:style-name="ce37">
            <text:p>860.479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2135573765401368" table:style-name="ce38">
            <text:p>92,1%</text:p>
          </table:table-cell>
          <table:table-cell office:value-type="percentage" office:value="0.84461377485315825" table:style-name="ce38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0799" table:style-name="ce37">
            <text:p>50.799</text:p>
          </table:table-cell>
          <table:table-cell office:value-type="percentage" office:value="1" table:style-name="ce38">
            <text:p>100,0%</text:p>
          </table:table-cell>
          <table:table-cell office:value-type="float" office:value="78635" table:style-name="ce37">
            <text:p>78.635</text:p>
          </table:table-cell>
          <table:table-cell office:value-type="percentage" office:value="0.97663818371503797" table:style-name="ce38">
            <text:p>97,7%</text:p>
          </table:table-cell>
          <table:table-cell office:value-type="float" office:value="108867" table:style-name="ce37">
            <text:p>108.867</text:p>
          </table:table-cell>
          <table:table-cell office:value-type="percentage" office:value="0.92865368375259105" table:style-name="ce38">
            <text:p>92,9%</text:p>
          </table:table-cell>
          <table:table-cell office:value-type="float" office:value="147625" table:style-name="ce37">
            <text:p>147.625</text:p>
          </table:table-cell>
          <table:table-cell office:value-type="percentage" office:value="0.89039608678082238" table:style-name="ce38">
            <text:p>89,0%</text:p>
          </table:table-cell>
          <table:table-cell office:value-type="float" office:value="162675" table:style-name="ce37">
            <text:p>162.675</text:p>
          </table:table-cell>
          <table:table-cell office:value-type="percentage" office:value="0.78902566788894712" table:style-name="ce38">
            <text:p>78,9%</text:p>
          </table:table-cell>
          <table:table-cell office:value-type="float" office:value="118666" table:style-name="ce37">
            <text:p>118.666</text:p>
          </table:table-cell>
          <table:table-cell office:value-type="percentage" office:value="0.65134175325352517" table:style-name="ce38">
            <text:p>65,1%</text:p>
          </table:table-cell>
          <table:table-cell office:value-type="float" office:value="89725" table:style-name="ce37">
            <text:p>89.725</text:p>
          </table:table-cell>
          <table:table-cell office:value-type="percentage" office:value="0.65045453886416027" table:style-name="ce38">
            <text:p>65,0%</text:p>
          </table:table-cell>
          <table:table-cell office:value-type="float" office:value="70005" table:style-name="ce37">
            <text:p>70.005</text:p>
          </table:table-cell>
          <table:table-cell office:value-type="percentage" office:value="0.7331901968998743" table:style-name="ce38">
            <text:p>73,3%</text:p>
          </table:table-cell>
          <table:table-cell office:value-type="float" office:value="826997" table:style-name="ce37">
            <text:p>826.997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79913360847335935" table:style-name="ce38">
            <text:p>79,9%</text:p>
          </table:table-cell>
          <table:table-cell office:value-type="percentage" office:value="0.70590409400252485" table:style-name="ce38">
            <text:p>70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1719" table:style-name="ce37">
            <text:p>91.719</text:p>
          </table:table-cell>
          <table:table-cell office:value-type="percentage" office:value="1" table:style-name="ce38">
            <text:p>100,0%</text:p>
          </table:table-cell>
          <table:table-cell office:value-type="float" office:value="149970" table:style-name="ce37">
            <text:p>149.970</text:p>
          </table:table-cell>
          <table:table-cell office:value-type="percentage" office:value="0.97048488652762233" table:style-name="ce38">
            <text:p>97,0%</text:p>
          </table:table-cell>
          <table:table-cell office:value-type="float" office:value="219676" table:style-name="ce37">
            <text:p>219.676</text:p>
          </table:table-cell>
          <table:table-cell office:value-type="percentage" office:value="0.93442567165194901" table:style-name="ce38">
            <text:p>93,4%</text:p>
          </table:table-cell>
          <table:table-cell office:value-type="float" office:value="316897" table:style-name="ce37">
            <text:p>316.897</text:p>
          </table:table-cell>
          <table:table-cell office:value-type="percentage" office:value="0.90409743460994207" table:style-name="ce38">
            <text:p>90,4%</text:p>
          </table:table-cell>
          <table:table-cell office:value-type="float" office:value="311396" table:style-name="ce37">
            <text:p>311.396</text:p>
          </table:table-cell>
          <table:table-cell office:value-type="percentage" office:value="0.80272424495519745" table:style-name="ce38">
            <text:p>80,3%</text:p>
          </table:table-cell>
          <table:table-cell office:value-type="float" office:value="218072" table:style-name="ce37">
            <text:p>218.072</text:p>
          </table:table-cell>
          <table:table-cell office:value-type="percentage" office:value="0.70134497996359357" table:style-name="ce38">
            <text:p>70,1%</text:p>
          </table:table-cell>
          <table:table-cell office:value-type="float" office:value="172994" table:style-name="ce37">
            <text:p>172.994</text:p>
          </table:table-cell>
          <table:table-cell office:value-type="percentage" office:value="0.68717129828240942" table:style-name="ce38">
            <text:p>68,7%</text:p>
          </table:table-cell>
          <table:table-cell office:value-type="float" office:value="134910" table:style-name="ce37">
            <text:p>134.910</text:p>
          </table:table-cell>
          <table:table-cell office:value-type="percentage" office:value="0.75034622379683757" table:style-name="ce38">
            <text:p>75,0%</text:p>
          </table:table-cell>
          <table:table-cell office:value-type="float" office:value="1615634" table:style-name="ce37">
            <text:p>1.615.634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2397767412256584" table:style-name="ce38">
            <text:p>82,4%</text:p>
          </table:table-cell>
          <table:table-cell office:value-type="percentage" office:value="0.74249523886556323" table:style-name="ce38">
            <text:p>74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1813" table:style-name="ce37">
            <text:p>41.813</text:p>
          </table:table-cell>
          <table:table-cell office:value-type="percentage" office:value="1" table:style-name="ce38">
            <text:p>100,0%</text:p>
          </table:table-cell>
          <table:table-cell office:value-type="float" office:value="55661" table:style-name="ce37">
            <text:p>55.661</text:p>
          </table:table-cell>
          <table:table-cell office:value-type="percentage" office:value="1" table:style-name="ce38">
            <text:p>100,0%</text:p>
          </table:table-cell>
          <table:table-cell office:value-type="float" office:value="76064" table:style-name="ce37">
            <text:p>76.064</text:p>
          </table:table-cell>
          <table:table-cell office:value-type="percentage" office:value="0.98343784342879303" table:style-name="ce38">
            <text:p>98,3%</text:p>
          </table:table-cell>
          <table:table-cell office:value-type="float" office:value="83470" table:style-name="ce37">
            <text:p>83.470</text:p>
          </table:table-cell>
          <table:table-cell office:value-type="percentage" office:value="0.92781557067271347" table:style-name="ce38">
            <text:p>92,8%</text:p>
          </table:table-cell>
          <table:table-cell office:value-type="float" office:value="86527" table:style-name="ce37">
            <text:p>86.527</text:p>
          </table:table-cell>
          <table:table-cell office:value-type="percentage" office:value="0.88501467745399875" table:style-name="ce38">
            <text:p>88,5%</text:p>
          </table:table-cell>
          <table:table-cell office:value-type="float" office:value="52643" table:style-name="ce37">
            <text:p>52.643</text:p>
          </table:table-cell>
          <table:table-cell office:value-type="percentage" office:value="0.74699530316575147" table:style-name="ce38">
            <text:p>74,7%</text:p>
          </table:table-cell>
          <table:table-cell office:value-type="float" office:value="38523" table:style-name="ce37">
            <text:p>38.523</text:p>
          </table:table-cell>
          <table:table-cell office:value-type="percentage" office:value="0.76275616275616276" table:style-name="ce38">
            <text:p>76,3%</text:p>
          </table:table-cell>
          <table:table-cell office:value-type="float" office:value="35572" table:style-name="ce37">
            <text:p>35.572</text:p>
          </table:table-cell>
          <table:table-cell office:value-type="percentage" office:value="0.80913495439346728" table:style-name="ce38">
            <text:p>80,9%</text:p>
          </table:table-cell>
          <table:table-cell office:value-type="float" office:value="470273" table:style-name="ce37">
            <text:p>470.273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89725009396577549" table:style-name="ce38">
            <text:p>89,7%</text:p>
          </table:table-cell>
          <table:table-cell office:value-type="percentage" office:value="0.80677468884295045" table:style-name="ce38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6710" table:style-name="ce37">
            <text:p>226.710</text:p>
          </table:table-cell>
          <table:table-cell office:value-type="percentage" office:value="1" table:style-name="ce38">
            <text:p>100,0%</text:p>
          </table:table-cell>
          <table:table-cell office:value-type="float" office:value="248861" table:style-name="ce37">
            <text:p>248.861</text:p>
          </table:table-cell>
          <table:table-cell office:value-type="percentage" office:value="1" table:style-name="ce38">
            <text:p>100,0%</text:p>
          </table:table-cell>
          <table:table-cell office:value-type="float" office:value="316951" table:style-name="ce37">
            <text:p>316.951</text:p>
          </table:table-cell>
          <table:table-cell office:value-type="percentage" office:value="0.99490229930157736" table:style-name="ce38">
            <text:p>99,5%</text:p>
          </table:table-cell>
          <table:table-cell office:value-type="float" office:value="347877" table:style-name="ce37">
            <text:p>347.877</text:p>
          </table:table-cell>
          <table:table-cell office:value-type="percentage" office:value="0.91264379878008783" table:style-name="ce38">
            <text:p>91,3%</text:p>
          </table:table-cell>
          <table:table-cell office:value-type="float" office:value="314063" table:style-name="ce37">
            <text:p>314.063</text:p>
          </table:table-cell>
          <table:table-cell office:value-type="percentage" office:value="0.86446099007720789" table:style-name="ce38">
            <text:p>86,4%</text:p>
          </table:table-cell>
          <table:table-cell office:value-type="float" office:value="203430" table:style-name="ce37">
            <text:p>203.430</text:p>
          </table:table-cell>
          <table:table-cell office:value-type="percentage" office:value="0.75968228005511929" table:style-name="ce38">
            <text:p>76,0%</text:p>
          </table:table-cell>
          <table:table-cell office:value-type="float" office:value="161879" table:style-name="ce37">
            <text:p>161.879</text:p>
          </table:table-cell>
          <table:table-cell office:value-type="percentage" office:value="0.76717723666625592" table:style-name="ce38">
            <text:p>76,7%</text:p>
          </table:table-cell>
          <table:table-cell office:value-type="float" office:value="128205" table:style-name="ce37">
            <text:p>128.205</text:p>
          </table:table-cell>
          <table:table-cell office:value-type="percentage" office:value="0.7753928221504518" table:style-name="ce38">
            <text:p>77,5%</text:p>
          </table:table-cell>
          <table:table-cell office:value-type="float" office:value="1947976" table:style-name="ce37">
            <text:p>1.947.976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89510548635659548" table:style-name="ce38">
            <text:p>89,5%</text:p>
          </table:table-cell>
          <table:table-cell office:value-type="percentage" office:value="0.81337899669216229" table:style-name="ce38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6053" table:style-name="ce37">
            <text:p>136.053</text:p>
          </table:table-cell>
          <table:table-cell office:value-type="percentage" office:value="1" table:style-name="ce38">
            <text:p>100,0%</text:p>
          </table:table-cell>
          <table:table-cell office:value-type="float" office:value="156999" table:style-name="ce37">
            <text:p>156.999</text:p>
          </table:table-cell>
          <table:table-cell office:value-type="percentage" office:value="0.98678826657280594" table:style-name="ce38">
            <text:p>98,7%</text:p>
          </table:table-cell>
          <table:table-cell office:value-type="float" office:value="215079" table:style-name="ce37">
            <text:p>215.079</text:p>
          </table:table-cell>
          <table:table-cell office:value-type="percentage" office:value="0.98459559429418986" table:style-name="ce38">
            <text:p>98,5%</text:p>
          </table:table-cell>
          <table:table-cell office:value-type="float" office:value="276246" table:style-name="ce37">
            <text:p>276.246</text:p>
          </table:table-cell>
          <table:table-cell office:value-type="percentage" office:value="0.89842525318884603" table:style-name="ce38">
            <text:p>89,8%</text:p>
          </table:table-cell>
          <table:table-cell office:value-type="float" office:value="274119" table:style-name="ce37">
            <text:p>274.119</text:p>
          </table:table-cell>
          <table:table-cell office:value-type="percentage" office:value="0.82914353987386757" table:style-name="ce38">
            <text:p>82,9%</text:p>
          </table:table-cell>
          <table:table-cell office:value-type="float" office:value="191525" table:style-name="ce37">
            <text:p>191.525</text:p>
          </table:table-cell>
          <table:table-cell office:value-type="percentage" office:value="0.72028687368607114" table:style-name="ce38">
            <text:p>72,0%</text:p>
          </table:table-cell>
          <table:table-cell office:value-type="float" office:value="156690" table:style-name="ce37">
            <text:p>156.690</text:p>
          </table:table-cell>
          <table:table-cell office:value-type="percentage" office:value="0.71846814832476646" table:style-name="ce38">
            <text:p>71,8%</text:p>
          </table:table-cell>
          <table:table-cell office:value-type="float" office:value="133996" table:style-name="ce37">
            <text:p>133.996</text:p>
          </table:table-cell>
          <table:table-cell office:value-type="percentage" office:value="0.77021589681098113" table:style-name="ce38">
            <text:p>77,0%</text:p>
          </table:table-cell>
          <table:table-cell office:value-type="float" office:value="1540707" table:style-name="ce37">
            <text:p>1.540.707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5179159037231644" table:style-name="ce38">
            <text:p>85,2%</text:p>
          </table:table-cell>
          <table:table-cell office:value-type="percentage" office:value="0.75332054579920704" table:style-name="ce38">
            <text:p>75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2498" table:style-name="ce37">
            <text:p>452.498</text:p>
          </table:table-cell>
          <table:table-cell office:value-type="percentage" office:value="1" table:style-name="ce38">
            <text:p>100,0%</text:p>
          </table:table-cell>
          <table:table-cell office:value-type="float" office:value="613441" table:style-name="ce37">
            <text:p>613.441</text:p>
          </table:table-cell>
          <table:table-cell office:value-type="percentage" office:value="0.96560479275671662" table:style-name="ce38">
            <text:p>96,6%</text:p>
          </table:table-cell>
          <table:table-cell office:value-type="float" office:value="784429" table:style-name="ce37">
            <text:p>784.429</text:p>
          </table:table-cell>
          <table:table-cell office:value-type="percentage" office:value="0.93653770845670403" table:style-name="ce38">
            <text:p>93,7%</text:p>
          </table:table-cell>
          <table:table-cell office:value-type="float" office:value="1008627" table:style-name="ce37">
            <text:p>1.008.627</text:p>
          </table:table-cell>
          <table:table-cell office:value-type="percentage" office:value="0.92383721995273771" table:style-name="ce38">
            <text:p>92,4%</text:p>
          </table:table-cell>
          <table:table-cell office:value-type="float" office:value="1097718" table:style-name="ce37">
            <text:p>1.097.718</text:p>
          </table:table-cell>
          <table:table-cell office:value-type="percentage" office:value="0.83365394473535315" table:style-name="ce38">
            <text:p>83,4%</text:p>
          </table:table-cell>
          <table:table-cell office:value-type="float" office:value="724574" table:style-name="ce37">
            <text:p>724.574</text:p>
          </table:table-cell>
          <table:table-cell office:value-type="percentage" office:value="0.69360322863499035" table:style-name="ce38">
            <text:p>69,4%</text:p>
          </table:table-cell>
          <table:table-cell office:value-type="float" office:value="575570" table:style-name="ce37">
            <text:p>575.570</text:p>
          </table:table-cell>
          <table:table-cell office:value-type="percentage" office:value="0.68607222252021904" table:style-name="ce38">
            <text:p>68,6%</text:p>
          </table:table-cell>
          <table:table-cell office:value-type="float" office:value="473454" table:style-name="ce37">
            <text:p>473.454</text:p>
          </table:table-cell>
          <table:table-cell office:value-type="percentage" office:value="0.72154607218295375" table:style-name="ce38">
            <text:p>72,2%</text:p>
          </table:table-cell>
          <table:table-cell office:value-type="float" office:value="5730311" table:style-name="ce37">
            <text:p>5.730.311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3430556930620992" table:style-name="ce38">
            <text:p>83,4%</text:p>
          </table:table-cell>
          <table:table-cell office:value-type="percentage" office:value="0.73649848550455566" table:style-name="ce38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2898" table:style-name="ce37">
            <text:p>292.898</text:p>
          </table:table-cell>
          <table:table-cell office:value-type="percentage" office:value="1" table:style-name="ce38">
            <text:p>100,0%</text:p>
          </table:table-cell>
          <table:table-cell office:value-type="float" office:value="431247" table:style-name="ce37">
            <text:p>431.247</text:p>
          </table:table-cell>
          <table:table-cell office:value-type="percentage" office:value="0.98489250037683107" table:style-name="ce38">
            <text:p>98,5%</text:p>
          </table:table-cell>
          <table:table-cell office:value-type="float" office:value="562353" table:style-name="ce37">
            <text:p>562.353</text:p>
          </table:table-cell>
          <table:table-cell office:value-type="percentage" office:value="0.96835868082820187" table:style-name="ce38">
            <text:p>96,8%</text:p>
          </table:table-cell>
          <table:table-cell office:value-type="float" office:value="707575" table:style-name="ce37">
            <text:p>707.575</text:p>
          </table:table-cell>
          <table:table-cell office:value-type="percentage" office:value="0.94050647717636049" table:style-name="ce38">
            <text:p>94,1%</text:p>
          </table:table-cell>
          <table:table-cell office:value-type="float" office:value="740613" table:style-name="ce37">
            <text:p>740.613</text:p>
          </table:table-cell>
          <table:table-cell office:value-type="percentage" office:value="0.86968463623254433" table:style-name="ce38">
            <text:p>87,0%</text:p>
          </table:table-cell>
          <table:table-cell office:value-type="float" office:value="489056" table:style-name="ce37">
            <text:p>489.056</text:p>
          </table:table-cell>
          <table:table-cell office:value-type="percentage" office:value="0.75383308747932587" table:style-name="ce38">
            <text:p>75,4%</text:p>
          </table:table-cell>
          <table:table-cell office:value-type="float" office:value="400157" table:style-name="ce37">
            <text:p>400.157</text:p>
          </table:table-cell>
          <table:table-cell office:value-type="percentage" office:value="0.77530874243886183" table:style-name="ce38">
            <text:p>77,5%</text:p>
          </table:table-cell>
          <table:table-cell office:value-type="float" office:value="342419" table:style-name="ce37">
            <text:p>342.419</text:p>
          </table:table-cell>
          <table:table-cell office:value-type="percentage" office:value="0.80658185150201045" table:style-name="ce38">
            <text:p>80,7%</text:p>
          </table:table-cell>
          <table:table-cell office:value-type="float" office:value="3966318" table:style-name="ce37">
            <text:p>3.966.318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8367031981354849" table:style-name="ce38">
            <text:p>88,4%</text:p>
          </table:table-cell>
          <table:table-cell office:value-type="percentage" office:value="0.78426758029348553" table:style-name="ce38">
            <text:p>78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7333" table:style-name="ce37">
            <text:p>77.333</text:p>
          </table:table-cell>
          <table:table-cell office:value-type="percentage" office:value="1" table:style-name="ce38">
            <text:p>100,0%</text:p>
          </table:table-cell>
          <table:table-cell office:value-type="float" office:value="95362" table:style-name="ce37">
            <text:p>95.362</text:p>
          </table:table-cell>
          <table:table-cell office:value-type="percentage" office:value="1" table:style-name="ce38">
            <text:p>100,0%</text:p>
          </table:table-cell>
          <table:table-cell office:value-type="float" office:value="131348" table:style-name="ce37">
            <text:p>131.348</text:p>
          </table:table-cell>
          <table:table-cell office:value-type="percentage" office:value="1.0482932552255839" table:style-name="ce38">
            <text:p>104,8%</text:p>
          </table:table-cell>
          <table:table-cell office:value-type="float" office:value="160025" table:style-name="ce37">
            <text:p>160.025</text:p>
          </table:table-cell>
          <table:table-cell office:value-type="percentage" office:value="0.9456848052193646" table:style-name="ce38">
            <text:p>94,6%</text:p>
          </table:table-cell>
          <table:table-cell office:value-type="float" office:value="143959" table:style-name="ce37">
            <text:p>143.959</text:p>
          </table:table-cell>
          <table:table-cell office:value-type="percentage" office:value="0.90259821686082231" table:style-name="ce38">
            <text:p>90,3%</text:p>
          </table:table-cell>
          <table:table-cell office:value-type="float" office:value="109381" table:style-name="ce37">
            <text:p>109.381</text:p>
          </table:table-cell>
          <table:table-cell office:value-type="percentage" office:value="0.81946223750552516" table:style-name="ce38">
            <text:p>81,9%</text:p>
          </table:table-cell>
          <table:table-cell office:value-type="float" office:value="87997" table:style-name="ce37">
            <text:p>87.997</text:p>
          </table:table-cell>
          <table:table-cell office:value-type="percentage" office:value="0.77653547476173668" table:style-name="ce38">
            <text:p>77,7%</text:p>
          </table:table-cell>
          <table:table-cell office:value-type="float" office:value="71055" table:style-name="ce37">
            <text:p>71.055</text:p>
          </table:table-cell>
          <table:table-cell office:value-type="percentage" office:value="0.83840707964601768" table:style-name="ce38">
            <text:p>83,8%</text:p>
          </table:table-cell>
          <table:table-cell office:value-type="float" office:value="876460" table:style-name="ce37">
            <text:p>876.460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1926367447455892" table:style-name="ce38">
            <text:p>91,9%</text:p>
          </table:table-cell>
          <table:table-cell office:value-type="percentage" office:value="0.82375066612655978" table:style-name="ce38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0484" table:style-name="ce37">
            <text:p>240.484</text:p>
          </table:table-cell>
          <table:table-cell office:value-type="percentage" office:value="1" table:style-name="ce38">
            <text:p>100,0%</text:p>
          </table:table-cell>
          <table:table-cell office:value-type="float" office:value="289772" table:style-name="ce37">
            <text:p>289.772</text:p>
          </table:table-cell>
          <table:table-cell office:value-type="percentage" office:value="1" table:style-name="ce38">
            <text:p>100,0%</text:p>
          </table:table-cell>
          <table:table-cell office:value-type="float" office:value="343438" table:style-name="ce37">
            <text:p>343.438</text:p>
          </table:table-cell>
          <table:table-cell office:value-type="percentage" office:value="0.98994312924621031" table:style-name="ce38">
            <text:p>99,0%</text:p>
          </table:table-cell>
          <table:table-cell office:value-type="float" office:value="387478" table:style-name="ce37">
            <text:p>387.478</text:p>
          </table:table-cell>
          <table:table-cell office:value-type="percentage" office:value="0.95464030806452005" table:style-name="ce38">
            <text:p>95,5%</text:p>
          </table:table-cell>
          <table:table-cell office:value-type="float" office:value="402510" table:style-name="ce37">
            <text:p>402.510</text:p>
          </table:table-cell>
          <table:table-cell office:value-type="percentage" office:value="0.90814740276295569" table:style-name="ce38">
            <text:p>90,8%</text:p>
          </table:table-cell>
          <table:table-cell office:value-type="float" office:value="256022" table:style-name="ce37">
            <text:p>256.022</text:p>
          </table:table-cell>
          <table:table-cell office:value-type="percentage" office:value="0.7916378073517043" table:style-name="ce38">
            <text:p>79,2%</text:p>
          </table:table-cell>
          <table:table-cell office:value-type="float" office:value="189530" table:style-name="ce37">
            <text:p>189.530</text:p>
          </table:table-cell>
          <table:table-cell office:value-type="percentage" office:value="0.82054368108199371" table:style-name="ce38">
            <text:p>82,1%</text:p>
          </table:table-cell>
          <table:table-cell office:value-type="float" office:value="160181" table:style-name="ce37">
            <text:p>160.181</text:p>
          </table:table-cell>
          <table:table-cell office:value-type="percentage" office:value="0.88985983878404729" table:style-name="ce38">
            <text:p>89,0%</text:p>
          </table:table-cell>
          <table:table-cell office:value-type="float" office:value="2269415" table:style-name="ce37">
            <text:p>2.269.415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245947336664091" table:style-name="ce38">
            <text:p>92,5%</text:p>
          </table:table-cell>
          <table:table-cell office:value-type="percentage" office:value="0.83995819112975367" table:style-name="ce38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147" table:style-name="ce37">
            <text:p>23.147</text:p>
          </table:table-cell>
          <table:table-cell office:value-type="percentage" office:value="1" table:style-name="ce38">
            <text:p>100,0%</text:p>
          </table:table-cell>
          <table:table-cell office:value-type="float" office:value="28535" table:style-name="ce37">
            <text:p>28.535</text:p>
          </table:table-cell>
          <table:table-cell office:value-type="percentage" office:value="1" table:style-name="ce38">
            <text:p>100,0%</text:p>
          </table:table-cell>
          <table:table-cell office:value-type="float" office:value="37365" table:style-name="ce37">
            <text:p>37.365</text:p>
          </table:table-cell>
          <table:table-cell office:value-type="percentage" office:value="0.99064107322763673" table:style-name="ce38">
            <text:p>99,1%</text:p>
          </table:table-cell>
          <table:table-cell office:value-type="float" office:value="44620" table:style-name="ce37">
            <text:p>44.620</text:p>
          </table:table-cell>
          <table:table-cell office:value-type="percentage" office:value="0.93613628734474652" table:style-name="ce38">
            <text:p>93,6%</text:p>
          </table:table-cell>
          <table:table-cell office:value-type="float" office:value="46462" table:style-name="ce37">
            <text:p>46.462</text:p>
          </table:table-cell>
          <table:table-cell office:value-type="percentage" office:value="0.87751902846242469" table:style-name="ce38">
            <text:p>87,8%</text:p>
          </table:table-cell>
          <table:table-cell office:value-type="float" office:value="29533" table:style-name="ce37">
            <text:p>29.533</text:p>
          </table:table-cell>
          <table:table-cell office:value-type="percentage" office:value="0.75111269360868793" table:style-name="ce38">
            <text:p>75,1%</text:p>
          </table:table-cell>
          <table:table-cell office:value-type="float" office:value="21961" table:style-name="ce37">
            <text:p>21.961</text:p>
          </table:table-cell>
          <table:table-cell office:value-type="percentage" office:value="0.72102567469958634" table:style-name="ce38">
            <text:p>72,1%</text:p>
          </table:table-cell>
          <table:table-cell office:value-type="float" office:value="19522" table:style-name="ce37">
            <text:p>19.522</text:p>
          </table:table-cell>
          <table:table-cell office:value-type="percentage" office:value="0.76460911796960673" table:style-name="ce38">
            <text:p>76,5%</text:p>
          </table:table-cell>
          <table:table-cell office:value-type="float" office:value="251145" table:style-name="ce37">
            <text:p>251.145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8440680353558476" table:style-name="ce38">
            <text:p>88,4%</text:p>
          </table:table-cell>
          <table:table-cell office:value-type="percentage" office:value="0.7850391042592697" table:style-name="ce38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0510" table:style-name="ce37">
            <text:p>370.510</text:p>
          </table:table-cell>
          <table:table-cell office:value-type="percentage" office:value="1" table:style-name="ce38">
            <text:p>100,0%</text:p>
          </table:table-cell>
          <table:table-cell office:value-type="float" office:value="508072" table:style-name="ce37">
            <text:p>508.072</text:p>
          </table:table-cell>
          <table:table-cell office:value-type="percentage" office:value="0.96576762893926982" table:style-name="ce38">
            <text:p>96,6%</text:p>
          </table:table-cell>
          <table:table-cell office:value-type="float" office:value="673922" table:style-name="ce37">
            <text:p>673.922</text:p>
          </table:table-cell>
          <table:table-cell office:value-type="percentage" office:value="0.95819701616469244" table:style-name="ce38">
            <text:p>95,8%</text:p>
          </table:table-cell>
          <table:table-cell office:value-type="float" office:value="927858" table:style-name="ce37">
            <text:p>927.858</text:p>
          </table:table-cell>
          <table:table-cell office:value-type="percentage" office:value="0.95381806631078048" table:style-name="ce38">
            <text:p>95,4%</text:p>
          </table:table-cell>
          <table:table-cell office:value-type="float" office:value="999862" table:style-name="ce37">
            <text:p>999.862</text:p>
          </table:table-cell>
          <table:table-cell office:value-type="percentage" office:value="0.85753590783990341" table:style-name="ce38">
            <text:p>85,8%</text:p>
          </table:table-cell>
          <table:table-cell office:value-type="float" office:value="700079" table:style-name="ce37">
            <text:p>700.079</text:p>
          </table:table-cell>
          <table:table-cell office:value-type="percentage" office:value="0.73720462491049243" table:style-name="ce38">
            <text:p>73,7%</text:p>
          </table:table-cell>
          <table:table-cell office:value-type="float" office:value="546086" table:style-name="ce37">
            <text:p>546.086</text:p>
          </table:table-cell>
          <table:table-cell office:value-type="percentage" office:value="0.73549412438129225" table:style-name="ce38">
            <text:p>73,5%</text:p>
          </table:table-cell>
          <table:table-cell office:value-type="float" office:value="412649" table:style-name="ce37">
            <text:p>412.649</text:p>
          </table:table-cell>
          <table:table-cell office:value-type="percentage" office:value="0.7454700817643467" table:style-name="ce38">
            <text:p>74,5%</text:p>
          </table:table-cell>
          <table:table-cell office:value-type="float" office:value="5139038" table:style-name="ce37">
            <text:p>5.139.038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5966747391282305" table:style-name="ce38">
            <text:p>86,0%</text:p>
          </table:table-cell>
          <table:table-cell office:value-type="percentage" office:value="0.75798272773827535" table:style-name="ce38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2819" table:style-name="ce37">
            <text:p>72.819</text:p>
          </table:table-cell>
          <table:table-cell office:value-type="percentage" office:value="1" table:style-name="ce38">
            <text:p>100,0%</text:p>
          </table:table-cell>
          <table:table-cell office:value-type="float" office:value="101079" table:style-name="ce37">
            <text:p>101.079</text:p>
          </table:table-cell>
          <table:table-cell office:value-type="percentage" office:value="0.9823127532823448" table:style-name="ce38">
            <text:p>98,2%</text:p>
          </table:table-cell>
          <table:table-cell office:value-type="float" office:value="144883" table:style-name="ce37">
            <text:p>144.883</text:p>
          </table:table-cell>
          <table:table-cell office:value-type="percentage" office:value="0.98620914988189967" table:style-name="ce38">
            <text:p>98,6%</text:p>
          </table:table-cell>
          <table:table-cell office:value-type="float" office:value="203815" table:style-name="ce37">
            <text:p>203.815</text:p>
          </table:table-cell>
          <table:table-cell office:value-type="percentage" office:value="0.95572926435832994" table:style-name="ce38">
            <text:p>95,6%</text:p>
          </table:table-cell>
          <table:table-cell office:value-type="float" office:value="224353" table:style-name="ce37">
            <text:p>224.353</text:p>
          </table:table-cell>
          <table:table-cell office:value-type="percentage" office:value="0.88273390069917412" table:style-name="ce38">
            <text:p>88,3%</text:p>
          </table:table-cell>
          <table:table-cell office:value-type="float" office:value="156859" table:style-name="ce37">
            <text:p>156.859</text:p>
          </table:table-cell>
          <table:table-cell office:value-type="percentage" office:value="0.75051075821878155" table:style-name="ce38">
            <text:p>75,1%</text:p>
          </table:table-cell>
          <table:table-cell office:value-type="float" office:value="128708" table:style-name="ce37">
            <text:p>128.708</text:p>
          </table:table-cell>
          <table:table-cell office:value-type="percentage" office:value="0.74722493149412472" table:style-name="ce38">
            <text:p>74,7%</text:p>
          </table:table-cell>
          <table:table-cell office:value-type="float" office:value="110014" table:style-name="ce37">
            <text:p>110.014</text:p>
          </table:table-cell>
          <table:table-cell office:value-type="percentage" office:value="0.7753252427868691" table:style-name="ce38">
            <text:p>77,5%</text:p>
          </table:table-cell>
          <table:table-cell office:value-type="float" office:value="1142530" table:style-name="ce37">
            <text:p>1.142.530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7206910422345141" table:style-name="ce38">
            <text:p>87,2%</text:p>
          </table:table-cell>
          <table:table-cell office:value-type="percentage" office:value="0.75601604233843356" table:style-name="ce38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095" table:style-name="ce37">
            <text:p>42.095</text:p>
          </table:table-cell>
          <table:table-cell office:value-type="percentage" office:value="1" table:style-name="ce38">
            <text:p>100,0%</text:p>
          </table:table-cell>
          <table:table-cell office:value-type="float" office:value="55706" table:style-name="ce37">
            <text:p>55.706</text:p>
          </table:table-cell>
          <table:table-cell office:value-type="percentage" office:value="0.9984585603670777" table:style-name="ce38">
            <text:p>99,8%</text:p>
          </table:table-cell>
          <table:table-cell office:value-type="float" office:value="71405" table:style-name="ce37">
            <text:p>71.405</text:p>
          </table:table-cell>
          <table:table-cell office:value-type="percentage" office:value="0.96697091165158988" table:style-name="ce38">
            <text:p>96,7%</text:p>
          </table:table-cell>
          <table:table-cell office:value-type="float" office:value="90429" table:style-name="ce37">
            <text:p>90.429</text:p>
          </table:table-cell>
          <table:table-cell office:value-type="percentage" office:value="0.93520797567584335" table:style-name="ce38">
            <text:p>93,5%</text:p>
          </table:table-cell>
          <table:table-cell office:value-type="float" office:value="93381" table:style-name="ce37">
            <text:p>93.381</text:p>
          </table:table-cell>
          <table:table-cell office:value-type="percentage" office:value="0.86462287735412302" table:style-name="ce38">
            <text:p>86,5%</text:p>
          </table:table-cell>
          <table:table-cell office:value-type="float" office:value="61247" table:style-name="ce37">
            <text:p>61.247</text:p>
          </table:table-cell>
          <table:table-cell office:value-type="percentage" office:value="0.75296590895120541" table:style-name="ce38">
            <text:p>75,3%</text:p>
          </table:table-cell>
          <table:table-cell office:value-type="float" office:value="52904" table:style-name="ce37">
            <text:p>52.904</text:p>
          </table:table-cell>
          <table:table-cell office:value-type="percentage" office:value="0.77654967927547081" table:style-name="ce38">
            <text:p>77,7%</text:p>
          </table:table-cell>
          <table:table-cell office:value-type="float" office:value="44855" table:style-name="ce37">
            <text:p>44.855</text:p>
          </table:table-cell>
          <table:table-cell office:value-type="percentage" office:value="0.79547066751791162" table:style-name="ce38">
            <text:p>79,5%</text:p>
          </table:table-cell>
          <table:table-cell office:value-type="float" office:value="512022" table:style-name="ce37">
            <text:p>512.022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807404782628141" table:style-name="ce38">
            <text:p>88,1%</text:p>
          </table:table-cell>
          <table:table-cell office:value-type="percentage" office:value="0.77438645365904568" table:style-name="ce38">
            <text:p>77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1708" table:style-name="ce37">
            <text:p>161.708</text:p>
          </table:table-cell>
          <table:table-cell office:value-type="percentage" office:value="1.0237923393478949" table:style-name="ce38">
            <text:p>102,4%</text:p>
          </table:table-cell>
          <table:table-cell office:value-type="float" office:value="212004" table:style-name="ce37">
            <text:p>212.004</text:p>
          </table:table-cell>
          <table:table-cell office:value-type="percentage" office:value="0.99494558407366218" table:style-name="ce38">
            <text:p>99,5%</text:p>
          </table:table-cell>
          <table:table-cell office:value-type="float" office:value="272643" table:style-name="ce37">
            <text:p>272.643</text:p>
          </table:table-cell>
          <table:table-cell office:value-type="percentage" office:value="0.97331134267936126" table:style-name="ce38">
            <text:p>97,3%</text:p>
          </table:table-cell>
          <table:table-cell office:value-type="float" office:value="319481" table:style-name="ce37">
            <text:p>319.481</text:p>
          </table:table-cell>
          <table:table-cell office:value-type="percentage" office:value="0.93971356885906987" table:style-name="ce38">
            <text:p>94,0%</text:p>
          </table:table-cell>
          <table:table-cell office:value-type="float" office:value="313992" table:style-name="ce37">
            <text:p>313.992</text:p>
          </table:table-cell>
          <table:table-cell office:value-type="percentage" office:value="0.86706265377637493" table:style-name="ce38">
            <text:p>86,7%</text:p>
          </table:table-cell>
          <table:table-cell office:value-type="float" office:value="193006" table:style-name="ce37">
            <text:p>193.006</text:p>
          </table:table-cell>
          <table:table-cell office:value-type="percentage" office:value="0.74078367102551212" table:style-name="ce38">
            <text:p>74,1%</text:p>
          </table:table-cell>
          <table:table-cell office:value-type="float" office:value="151037" table:style-name="ce37">
            <text:p>151.037</text:p>
          </table:table-cell>
          <table:table-cell office:value-type="percentage" office:value="0.74943681959371622" table:style-name="ce38">
            <text:p>74,9%</text:p>
          </table:table-cell>
          <table:table-cell office:value-type="float" office:value="135485" table:style-name="ce37">
            <text:p>135.485</text:p>
          </table:table-cell>
          <table:table-cell office:value-type="percentage" office:value="0.80355977841832438" table:style-name="ce38">
            <text:p>80,4%</text:p>
          </table:table-cell>
          <table:table-cell office:value-type="float" office:value="1759356" table:style-name="ce37">
            <text:p>1.759.356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8679765497295038" table:style-name="ce38">
            <text:p>88,7%</text:p>
          </table:table-cell>
          <table:table-cell office:value-type="percentage" office:value="0.79232282400752263" table:style-name="ce38">
            <text:p>79,2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74" table:style-name="ce37">
            <text:p>2.374</text:p>
          </table:table-cell>
          <table:table-cell office:value-type="percentage" office:value="0.91132437619961615" table:style-name="ce38">
            <text:p>91,1%</text:p>
          </table:table-cell>
          <table:table-cell office:value-type="float" office:value="3851" table:style-name="ce37">
            <text:p>3.851</text:p>
          </table:table-cell>
          <table:table-cell office:value-type="percentage" office:value="0.89184807781380271" table:style-name="ce38">
            <text:p>89,2%</text:p>
          </table:table-cell>
          <table:table-cell office:value-type="float" office:value="7459" table:style-name="ce37">
            <text:p>7.459</text:p>
          </table:table-cell>
          <table:table-cell office:value-type="percentage" office:value="0.94934453353697335" table:style-name="ce38">
            <text:p>94,9%</text:p>
          </table:table-cell>
          <table:table-cell office:value-type="float" office:value="10302" table:style-name="ce37">
            <text:p>10.302</text:p>
          </table:table-cell>
          <table:table-cell office:value-type="percentage" office:value="0.89148494288681202" table:style-name="ce38">
            <text:p>89,1%</text:p>
          </table:table-cell>
          <table:table-cell office:value-type="float" office:value="10682" table:style-name="ce37">
            <text:p>10.682</text:p>
          </table:table-cell>
          <table:table-cell office:value-type="percentage" office:value="0.84496124031007747" table:style-name="ce38">
            <text:p>84,5%</text:p>
          </table:table-cell>
          <table:table-cell office:value-type="float" office:value="8506" table:style-name="ce37">
            <text:p>8.506</text:p>
          </table:table-cell>
          <table:table-cell office:value-type="percentage" office:value="0.71515049604842773" table:style-name="ce38">
            <text:p>71,5%</text:p>
          </table:table-cell>
          <table:table-cell office:value-type="float" office:value="7975" table:style-name="ce37">
            <text:p>7.975</text:p>
          </table:table-cell>
          <table:table-cell office:value-type="percentage" office:value="0.72718154463390172" table:style-name="ce38">
            <text:p>72,7%</text:p>
          </table:table-cell>
          <table:table-cell office:value-type="float" office:value="6696" table:style-name="ce37">
            <text:p>6.696</text:p>
          </table:table-cell>
          <table:table-cell office:value-type="percentage" office:value="0.73372781065088755" table:style-name="ce38">
            <text:p>73,4%</text:p>
          </table:table-cell>
          <table:table-cell office:value-type="float" office:value="57845" table:style-name="ce37">
            <text:p>57.845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1512012964137248" table:style-name="ce38">
            <text:p>81,5%</text:p>
          </table:table-cell>
          <table:table-cell office:value-type="percentage" office:value="0.68697893161682622" table:style-name="ce38">
            <text:p>68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1961" table:style-name="ce37">
            <text:p>1.961</text:p>
          </table:table-cell>
          <table:table-cell office:value-type="percentage" office:value="0.8348233290762026" table:style-name="ce38">
            <text:p>83,5%</text:p>
          </table:table-cell>
          <table:table-cell office:value-type="float" office:value="3229" table:style-name="ce37">
            <text:p>3.229</text:p>
          </table:table-cell>
          <table:table-cell office:value-type="percentage" office:value="0.86152614727854859" table:style-name="ce38">
            <text:p>86,2%</text:p>
          </table:table-cell>
          <table:table-cell office:value-type="float" office:value="6965" table:style-name="ce37">
            <text:p>6.965</text:p>
          </table:table-cell>
          <table:table-cell office:value-type="percentage" office:value="0.88986840424172731" table:style-name="ce38">
            <text:p>89,0%</text:p>
          </table:table-cell>
          <table:table-cell office:value-type="float" office:value="9423" table:style-name="ce37">
            <text:p>9.423</text:p>
          </table:table-cell>
          <table:table-cell office:value-type="percentage" office:value="0.83396760775289847" table:style-name="ce38">
            <text:p>83,4%</text:p>
          </table:table-cell>
          <table:table-cell office:value-type="float" office:value="9720" table:style-name="ce37">
            <text:p>9.720</text:p>
          </table:table-cell>
          <table:table-cell office:value-type="percentage" office:value="0.80986502249625059" table:style-name="ce38">
            <text:p>81,0%</text:p>
          </table:table-cell>
          <table:table-cell office:value-type="float" office:value="8029" table:style-name="ce37">
            <text:p>8.029</text:p>
          </table:table-cell>
          <table:table-cell office:value-type="percentage" office:value="0.66174894914695459" table:style-name="ce38">
            <text:p>66,2%</text:p>
          </table:table-cell>
          <table:table-cell office:value-type="float" office:value="7589" table:style-name="ce37">
            <text:p>7.589</text:p>
          </table:table-cell>
          <table:table-cell office:value-type="percentage" office:value="0.63268028345143812" table:style-name="ce38">
            <text:p>63,3%</text:p>
          </table:table-cell>
          <table:table-cell office:value-type="float" office:value="6678" table:style-name="ce37">
            <text:p>6.678</text:p>
          </table:table-cell>
          <table:table-cell office:value-type="percentage" office:value="0.69751410068936703" table:style-name="ce38">
            <text:p>69,8%</text:p>
          </table:table-cell>
          <table:table-cell office:value-type="float" office:value="53594" table:style-name="ce37">
            <text:p>53.594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5562197752618887" table:style-name="ce38">
            <text:p>75,6%</text:p>
          </table:table-cell>
          <table:table-cell office:value-type="percentage" office:value="0.61548532316596993" table:style-name="ce38">
            <text:p>61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23" table:style-name="ce37">
            <text:p>23</text:p>
          </table:table-cell>
          <table:table-cell office:value-type="string" table:style-name="ce38">
            <text:p>-</text:p>
          </table:table-cell>
          <table:table-cell office:value-type="float" office:value="17" table:style-name="ce37">
            <text:p>17</text:p>
          </table:table-cell>
          <table:table-cell office:value-type="string" table:style-name="ce38">
            <text:p>-</text:p>
          </table:table-cell>
          <table:table-cell office:value-type="float" office:value="3396" table:style-name="ce37">
            <text:p>3.396</text:p>
          </table:table-cell>
          <table:table-cell office:value-type="string" table:style-name="ce38">
            <text:p>-</text:p>
          </table:table-cell>
          <table:table-cell office:value-type="float" office:value="8922" table:style-name="ce37">
            <text:p>8.922</text:p>
          </table:table-cell>
          <table:table-cell office:value-type="string" table:style-name="ce38">
            <text:p>-</text:p>
          </table:table-cell>
          <table:table-cell office:value-type="float" office:value="20612" table:style-name="ce37">
            <text:p>20.612</text:p>
          </table:table-cell>
          <table:table-cell office:value-type="string" table:style-name="ce38">
            <text:p>-</text:p>
          </table:table-cell>
          <table:table-cell office:value-type="float" office:value="29840" table:style-name="ce37">
            <text:p>29.840</text:p>
          </table:table-cell>
          <table:table-cell office:value-type="string" table:style-name="ce38">
            <text:p>-</text:p>
          </table:table-cell>
          <table:table-cell office:value-type="float" office:value="22468" table:style-name="ce37">
            <text:p>22.468</text:p>
          </table:table-cell>
          <table:table-cell office:value-type="string" table:style-name="ce38">
            <text:p>-</text:p>
          </table:table-cell>
          <table:table-cell office:value-type="float" office:value="1136" table:style-name="ce37">
            <text:p>1.136</text:p>
          </table:table-cell>
          <table:table-cell office:value-type="string" table:style-name="ce38">
            <text:p>-</text:p>
          </table:table-cell>
          <table:table-cell office:value-type="float" office:value="86414" table:style-name="ce37">
            <text:p>86.414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7">
            <text:p>Sanidad Exterior</text:p>
          </table:table-cell>
          <table:table-cell office:value-type="float" office:value="25" table:style-name="ce40">
            <text:p>25</text:p>
          </table:table-cell>
          <table:table-cell office:value-type="string" table:style-name="ce41">
            <text:p>-</text:p>
          </table:table-cell>
          <table:table-cell office:value-type="float" office:value="32" table:style-name="ce40">
            <text:p>32</text:p>
          </table:table-cell>
          <table:table-cell office:value-type="string" table:style-name="ce41">
            <text:p>-</text:p>
          </table:table-cell>
          <table:table-cell office:value-type="float" office:value="203" table:style-name="ce40">
            <text:p>203</text:p>
          </table:table-cell>
          <table:table-cell office:value-type="string" table:style-name="ce41">
            <text:p>-</text:p>
          </table:table-cell>
          <table:table-cell office:value-type="float" office:value="599" table:style-name="ce40">
            <text:p>599</text:p>
          </table:table-cell>
          <table:table-cell office:value-type="string" table:style-name="ce41">
            <text:p>-</text:p>
          </table:table-cell>
          <table:table-cell office:value-type="float" office:value="1119" table:style-name="ce40">
            <text:p>1.119</text:p>
          </table:table-cell>
          <table:table-cell office:value-type="string" table:style-name="ce41">
            <text:p>-</text:p>
          </table:table-cell>
          <table:table-cell office:value-type="float" office:value="1228" table:style-name="ce40">
            <text:p>1.228</text:p>
          </table:table-cell>
          <table:table-cell office:value-type="string" table:style-name="ce41">
            <text:p>-</text:p>
          </table:table-cell>
          <table:table-cell office:value-type="float" office:value="1042" table:style-name="ce40">
            <text:p>1.042</text:p>
          </table:table-cell>
          <table:table-cell office:value-type="string" table:style-name="ce41">
            <text:p>-</text:p>
          </table:table-cell>
          <table:table-cell office:value-type="float" office:value="148" table:style-name="ce40">
            <text:p>148</text:p>
          </table:table-cell>
          <table:table-cell office:value-type="string" table:style-name="ce41">
            <text:p>-</text:p>
          </table:table-cell>
          <table:table-cell office:value-type="float" office:value="4396" table:style-name="ce40">
            <text:p>4.396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0" table:style-name="ce21"/>
          <table:table-cell table:number-columns-repeated="16343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900252" table:style-name="ce44">
            <text:p>2.900.252</text:p>
          </table:table-cell>
          <table:table-cell office:value-type="percentage" office:value="1" table:style-name="ce45">
            <text:p>100,0%</text:p>
          </table:table-cell>
          <table:table-cell office:value-type="float" office:value="3912917" table:style-name="ce44">
            <text:p>3.912.917</text:p>
          </table:table-cell>
          <table:table-cell office:value-type="percentage" office:value="0.98809912513620424" table:style-name="ce45">
            <text:p>98,8%</text:p>
          </table:table-cell>
          <table:table-cell office:value-type="float" office:value="5190863" table:style-name="ce44">
            <text:p>5.190.863</text:p>
          </table:table-cell>
          <table:table-cell office:value-type="percentage" office:value="0.97262068890568576" table:style-name="ce45">
            <text:p>97,3%</text:p>
          </table:table-cell>
          <table:table-cell office:value-type="float" office:value="6582122" table:style-name="ce44">
            <text:p>6.582.122</text:p>
          </table:table-cell>
          <table:table-cell office:value-type="percentage" office:value="0.93585036681185207" table:style-name="ce45">
            <text:p>93,6%</text:p>
          </table:table-cell>
          <table:table-cell office:value-type="float" office:value="6807007" table:style-name="ce44">
            <text:p>6.807.007</text:p>
          </table:table-cell>
          <table:table-cell office:value-type="percentage" office:value="0.86254863789809522" table:style-name="ce45">
            <text:p>86,3%</text:p>
          </table:table-cell>
          <table:table-cell office:value-type="float" office:value="4642191" table:style-name="ce44">
            <text:p>4.642.191</text:p>
          </table:table-cell>
          <table:table-cell office:value-type="percentage" office:value="0.74508679454603499" table:style-name="ce45">
            <text:p>74,5%</text:p>
          </table:table-cell>
          <table:table-cell office:value-type="float" office:value="3677939" table:style-name="ce44">
            <text:p>3.677.939</text:p>
          </table:table-cell>
          <table:table-cell office:value-type="percentage" office:value="0.74382341282681852" table:style-name="ce45">
            <text:p>74,4%</text:p>
          </table:table-cell>
          <table:table-cell office:value-type="float" office:value="3032674" table:style-name="ce44">
            <text:p>3.032.674</text:p>
          </table:table-cell>
          <table:table-cell office:value-type="percentage" office:value="0.77987114413454828" table:style-name="ce45">
            <text:p>78,0%</text:p>
          </table:table-cell>
          <table:table-cell office:value-type="float" office:value="36745965" table:style-name="ce44">
            <text:p>36.745.965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7241490806693012" table:style-name="ce45">
            <text:p>87,2%</text:p>
          </table:table-cell>
          <table:table-cell office:value-type="percentage" office:value="0.77440146155612355" table:style-name="ce45">
            <text:p>77,4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10-04T11:56:15Z</meta:creation-date>
    <dc:date>2021-10-04T11:56:32Z</dc:date>
  </office:meta>
</office:document-meta>
</file>